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language="zxx" fo:country="none"/>
    </style:style>
    <style:style style:name="P3" style:family="paragraph" style:parent-style-name="Preformatted_20_Text">
      <style:paragraph-properties fo:margin-top="0cm" fo:margin-bottom="0.499cm" fo:text-align="start" style:justify-single-word="false"/>
      <style:text-properties style:font-name="Times New Roman1" fo:font-size="12pt" fo:language="zxx" fo:country="none"/>
    </style:style>
    <style:style style:name="T1" style:family="text">
      <style:text-properties fo:language="zxx" fo:country="none"/>
    </style:style>
    <style:style style:name="T2" style:family="text">
      <style:text-properties style:font-name="Times New Roman1" fo:font-size="12pt"/>
    </style:style>
    <style:style style:name="T3" style:family="text">
      <style:text-properties style:font-name="Times New Roman1" fo:font-size="12pt"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div id="ravbremerstadtmusikanten"&gt;</text:p>
      <text:p text:style-name="P2">&lt;h1&gt;Der Osterhase kommt die Bremer Stadtmusikanten besuchen&lt;/h1&gt;</text:p>
      <text:p text:style-name="P1"/>
      <text:p text:style-name="P2">&lt;p&gt;Es war einmal an einem Sonntag, als sich folgende Geschichte zutrug. Das schreib ich nur, damit endlich mal eine Geschichte von uns mit „Es war einmal“ anfängt, denn so hat es seine Ordnung; unsere Geschichte fängt als Einzige nicht so an. „ Es hatte ein Mann einen Esel.“ Tzä!! &lt;/p&gt;</text:p>
      <text:p text:style-name="P2">&lt;p&gt;Was kam denn da auf dem Weg zu unserem Haus, vielmehr wer? Ein sehr großer Hase mit einer Kiepe auf dem Rücken. In unserem Geschäft ist man ja einiges gewohnt – aber das? Er schaute etwas suchend umher und ich beeilte mich die Tür zu öffnen, er schien doch etwas müde zu sein. Als ich ihm die Tür öffnete, ging er erst mal zwei Schritte zurück. Mit mir hatte er wohl nicht gerechnet. Aber die Türklinke war meine Aufgabe – wegen der richtigen Höhe. Ich bat den Hasen herein, der sich als Osterhase vorstellte. Wir hatten schon von ihm gehört und auch davon, dass er vermisst wurde. Ich bat ihn herein und fing dann an zu erzählen, damit er wusste, wo er war. &lt;/p&gt;</text:p>
      <text:p text:style-name="P2">&lt;p&gt;„Man nennt mich nur den Grauen. Wie alt ich eigentlich bin, weiß ich gar nicht. Fast solange ich zurückdenken kann, leben wir hier in diesem halb verfallenen Haus, meine drei Freunde und ich. Früher hießen wir anders, aber nachdem die guten alten Namen etwas aus der Mode kamen und „Rothkopf“ seltsam klingt, haben wir uns umgetauft, alle vier, obwohl oft, ach so oft, rutschen die alten Namen noch heraus, es sind ja unsere. Die anderen sind ja nur dazu da unseren Lebensunterhalt zu bestreiten. </text:p>
      <text:p text:style-name="P2">Ach, ich bin ein alter Esel, ich sollte ja nicht durcheinander erzählen. Wir sind: der Graue, meinen kleinen Freund hier nennen wir die Kralle, obwohl er eigentlich ein sehr liebes Wesen besitzt. Hier, im Moment die Pfoten über seine Augen legend, ist Mad-Dog und hier auf dem Balken hockend The Cock. Aber da wir nun unter uns sind, sollst du unsere richtigen Namen erfahren, als die Musik noch Musik hieß und nicht Rap. Obwohl Rap eigentlich keine Musik ist, sondern etwas, damit Leute, die kein musikalisches Gespür haben, denken, sie könnten Musik machen. &lt;/p&gt;</text:p>
      <text:p text:style-name="P2">&lt;p&gt;Ja, ja ich schweife ab, ich weiß. Also, ich als Esel bin der Graue, der Hund ist Packan, die Katze hier ist Bartputzer und last but not least der Hahn Rothkopf. Du hast vielleicht einmal von uns gehört, den Bremer Stadtmusikanten.“ &lt;/p&gt;</text:p>
      <text:p text:style-name="P2">&lt;p&gt;Der Hase schien ein wenig überrascht:&lt;br /&gt;</text:p>
      <text:p text:style-name="P1">„<text:span text:style-name="T1">Aber ich bin doch hier gar nicht mehr in Bremen!“&lt;br /&gt;</text:span></text:p>
      <text:p text:style-name="P2">Packan antwortete für mich, denn ich bin vom langen Erzählen immer so schnell erschöpft: „Wenn du genau gelesen hättest, bei den Grimmi, dann wüsstest du, dass wir ja gar nicht ganz bis Bremen kamen, obwohl wir in der Stadt die wohl bekanntesten Einwohner sind. Wir sind hier in Syke. Hier sind wir damals hängengeblieben, wuff. Und ja, das ist noch immer das Haus der Räuber. – Die Räuber? Ach, die leben natürlich noch, wie alle aus unserem Metier, den Märchen und Geschichten. Wir sind doch alle unsterblich, auch wenn man uns lange übersieht. Wir kommen immer wieder. Die Räuber, die wohnen jetzt etwas fürstlicher. Sie sind in die Politik gegangen oder ins Bankgeschäft. Eigentlich mussten sie nicht umlernen.“&lt;/p&gt;</text:p>
      <text:p text:style-name="P2">&lt;p&gt;Der Hase schien etwas verwirrt, dabei musste er doch wissen, dass wir unsterblich sind.&lt;br /&gt; </text:p>
      <text:p text:style-name="P2">Er fragte: „Naja eigentlich bin ich so direkt … Märchenwesen noch nicht begegnet. Aber ich freue mich, Ihre Bekanntschaft zu machen.“&lt;br /&gt;</text:p>
      <text:p text:style-name="P1">„<text:span text:style-name="T1">Wir duzen uns doch alle, als Kollegen!“, krähte es oben vom Balken. „Nicht so förmlich, kikeriki.“&lt;br /&gt;</text:span></text:p>
      <text:p text:style-name="P1">„<text:span text:style-name="T1">Also, liebe Freunde“ schnurrte es plötzlich aus der Küche, „der gute Hase soll nicht hungern. Ich habe, w</text:span><text:span text:style-name="T3">eil ja bald Ostern ist, schnell eine wunderbare Ostertorte gemacht und Kaffee dazu gekocht“.&lt;/p&gt;</text:span></text:p>
      <text:p text:style-name="P3">{{img src="../../img/ostern/text/bremerstadtmusikanten.jpg" alt="" class="center" }}</text:p>
      <text:p text:style-name="P3">&lt;p&gt;Der Hase erzählte uns von seinen Erlebnissen, während die Torte gegessen, der Kaffee getrunken und viel gelacht wurde.&lt;br /&gt;</text:p>
      <text:p text:style-name="P2"><text:soft-page-break/><text:span text:style-name="T2">Ich sagte i</text:span>hm, er könne hier solange bleiben, wie er wolle. Er stimmte zu, dass er ein wenig Ruhe schon gebrauchen könne, aber er habe es doch etwas eilig. Ostern, seine Hauptarbeitszeit nahte. Das verstanden wir sehr wohl. Also morgen sollte es weitergehen und wir beschlossen ihn zu begleiten. Er fragte:&lt;br /&gt;</text:p>
      <text:p text:style-name="P1">„<text:span text:style-name="T1">Aber wenn uns die Leute sehen? Sieht das nicht merkwürdig aus, wenn wir so über die Landstraße ziehen?“&lt;br /&gt;</text:span></text:p>
      <text:p text:style-name="P2">Bartputzer antwortete, weil er sich damit am besten auskannte:&lt;br /&gt;</text:p>
      <text:p text:style-name="P1">„<text:span text:style-name="T1">Ach, ist doch so: Sie sehen uns, glauben´s nicht und mauzz, sehen sie uns nicht mehr, weil sie es nicht glauben können. Wir gehen morgen früh los.“ &lt;/p&gt;</text:span></text:p>
      <text:p text:style-name="P2">&lt;p&gt;Bartputzer holte eine Karte und erklärte den schnellsten Weg in die Richtung, in die der gute Hase gehen musste.&lt;br /&gt;</text:p>
      <text:p text:style-name="P1">„<text:span text:style-name="T1">Ich habe noch nie eine Katze eine Karte lesen sehen“, sprach der Hase. &lt;br /&gt;</text:span></text:p>
      <text:p text:style-name="P2">Und Bartputzer erwiderte: „ Das kommt öfter vor als man glaubt. Katzen verstehen sich sehr gut darauf, die Richtung zu suchen und zu halten. Und natürlich können wir Karten lesen!“&lt;/p&gt;</text:p>
      <text:p text:style-name="P2">&lt;p&gt;Und ich kam auch mal auf eine gute Idee: &lt;br /&gt;</text:p>
      <text:p text:style-name="P1">„<text:span text:style-name="T1">Lasst uns doch für unseren Gast ein wenig Musik machen, wie in alten Zeiten. Ohne Elektronik und die alten Lieder. Die sind besser als man denkt. Das ist ja keine Volksmusik, was man heute darunter versteht.“&lt;br /&gt;</text:span></text:p>
      <text:p text:style-name="P2">Und jeder holte ein Musikinstrument. Die Katze die Geige, der Hund die Pauke, der Hahn eine Flöte und ich natürlich meine Laute. Ich konnte aber auch die Schalmei spielen.&lt;/p&gt;</text:p>
      <text:p text:style-name="P2">&lt;p&gt;Und wir legten los, alte Volkslieder in ihrer reinen Form, die sich meistens gegen die Obrigkeit richteten, wobei aber natürlich die Liebe und das alte Dorfleben, wie ich es noch kannte, nicht zu kurz kamen. Lieder über das Leben halt.&lt;br /&gt;</text:p>
      <text:p text:style-name="P2">Es war ein wunderschöner Abend.&lt;/p&gt;</text:p>
      <text:p text:style-name="P2">&lt;p&gt;Und früh am Morgen ging es auf die Landstraße. Vorbei am alten Kornzinshaus durchquerten wir den malerischen Ort Syke. Wir zeigten dem Hasen ein Theater, wo unser Orchester manchmal auftrat, die alte Erinnerungsplakette an uns, die mich dran erinnerte wie lange wir schon die Stadtmusikanten waren. Nicht ganz so lange wie Hogwarts alt war, aber auch nur so 200 Jahre weniger. Eine Kleinigkeit. Bald erreichten wir den Wald. Es war nicht mehr der alte unheimliche Wald, den wir aus unserer Jugend – obwohl wir wie bekannt ja damals schon alt waren – kannten, sondern ein Wald, der irgendwie wie ein Garten wirkte. So aufgeräumt. Aber ein wenig unheimlich war es immer noch, auch wenn die Sonne durch die Bäume hindurch drang.&lt;/p&gt;</text:p>
      <text:p text:style-name="P2">&lt;p&gt;Und plötzlich hörten wir ein sehr unheimliches Geräusch, ein Geräusch was ich so gar nicht zuordnen konnte. Irgendwann in alter Zeit hatte ich es aber schon gehört und mein Fell sträubte sich. Und es kam näher. Alle waren etwas beunruhigt, vor allem der Osterhase, weil er doch nicht so oft im Wald war wie wir und ihn auch noch nicht ganz solange kannte. Dann brach es durch ein Gestrüpp, das Wesen, und es war … ein Bär. Meine Güte, wo kam der denn her? Früher war ein Bär im Wald normal, wie ein Wisent, ein Auerochse oder ein Wolf aber heutzutage!? Der Bär sah uns und rannte direkt auf uns zu. Ich machte mich zur Flucht bereit, denn ich war wohl der größte Happen auf dem Wege. Aber der Bär stoppte und sprach:&lt;br /&gt;</text:p>
      <text:p text:style-name="P1">„<text:span text:style-name="T1">Liebe Leute, ich brauche eure Hilfe. Ich bin einem Zirkus davongelaufen, weil eine Behörde mich ihm wegnehmen wollte. Und mein Dompteur, ein sehr lieber Mensch, der mich auch immer vor dem Einschlafen gekrault hat, hat mich vorher aus dem Wagen gelassen und sagte nur ,Lauf‘ zu mir.“&lt;/p&gt;</text:span></text:p>
      <text:p text:style-name="P2">&lt;p&gt;Wir überlegten kurz und hatten auch bald eine Idee. In der Nähe war eine alte Höhle, wo wir auf unserem Hinweg übernachtet hatten. Dorthin gingen wir mit dem Bären. Der Hase war begierig zu erfahren, was dem Bären widerfahren war und ließ sich folgende Geschichte erzählen:&lt;br /&gt;</text:p>
      <text:p text:style-name="P1">„<text:span text:style-name="T1">Eine Gruppe merkwürdig gekleideter Leute kam eines Tages zu uns in den Zirkus, redete wirres Zeug und schrie umher. Wie ich hinterher hörte, waren sie von einer Tierhilfsorganisation. Wenn‘s diese Leute nicht gäbe … ginge es vielen Tieren besser, vielen schlechter. Mir wär‘s schlechter ergangen. Und dann kam schon die Obrigkeit in Form von bebrillten Männern und wie Pfingstochsen aufgetakelten Frauen und erhob ein Geschrei, nachdem sie dicke Bücher gewälzt </text:span><text:soft-page-break/><text:span text:style-name="T1">hatten. Sie sprachen zum Zirkusdirektor wie es die Obrigkeit tut – unverständlich und dumm. Und nun bin ich hier, weil sie die Tiere von ihrer Heimat ,dem Zirkus, entführen wollten.“&lt;br /&gt;</text:span></text:p>
      <text:p text:style-name="P1">„<text:span text:style-name="T1">Oh ja,“ sprach ich, “solch ein Schicksal drohte mir auch, allerdings nicht vom Bürgermeister sondern vom eigenen Herrn.“&lt;br /&gt;</text:span></text:p>
      <text:p text:style-name="P1">„<text:span text:style-name="T1">Herren sind immer schlecht“, krähte der Hahn und alle nickten.&lt;br /&gt;</text:span></text:p>
      <text:p text:style-name="P1">„<text:span text:style-name="T1">Du kommst mit zu uns. Warum sollte ein Bär keine Musik machen können? Wir sind nämlich die Bremer Stadtmusikanten.“ &lt;/p&gt;</text:span></text:p>
      <text:p text:style-name="P2">&lt;p&gt;Nach kurzem Überlegen stimmte der Bär zu und wir mussten versprechen, dass einer von uns seinen Dompteur suchen, und ihm sagen solle, dass es ihm gutginge. Wir blieben alle in der Höhle, während Packan den Bären auf Schleichwegen in unser Haus brachte.&lt;br /&gt; </text:p>
      <text:p text:style-name="P2">Nachdem er zurück war, ging es weiter. Wir begleiteten den Osterhasen noch bis Vechta, das war meine Heimatstadt. Dort schüttelten wir uns die Pfoten, er trug uns liebe Grüße an den Bären auf. Wir versprachen uns zu schreiben und er versprach uns ein Paket mit Eiern. Und wenn wir nicht gestorben sind – und das sind wir nicht - dann leben wir noch heute.&lt;br /&gt;</text:p>
      <text:p text:style-name="P2">Ach so, das Rezept von der Torte wollte er noch haben, der Osterhase:&lt;/p&gt;</text:p>
      <text:p text:style-name="P2">&lt;h2&gt;&lt;b&gt;Zutaten für den Teig:&lt;/b&gt;&lt;/h2&gt;</text:p>
      <text:p text:style-name="P2">&lt;ul&gt;</text:p>
      <text:p text:style-name="P2">&lt;li&gt;250 g Butter (Rama oder ähnliches)&lt;/li&gt;</text:p>
      <text:p text:style-name="P2">&lt;li&gt;250 g Zucker&lt;/li&gt;</text:p>
      <text:p text:style-name="P2">&lt;li&gt;1 P. V-Zucker&lt;/li&gt; </text:p>
      <text:p text:style-name="P2">&lt;li&gt;5 Eier&lt;/li&gt; </text:p>
      <text:p text:style-name="P2">&lt;li&gt;250 g Weizenmehl&lt;/li&gt; </text:p>
      <text:p text:style-name="P2">&lt;li&gt;6 g (2 gestr. TL) Backpulver&lt;/li&gt;</text:p>
      <text:p text:style-name="P2">&lt;/ul&gt;</text:p>
      <text:p text:style-name="P2">&lt;p&gt;Die Butter geschmeidig rühren, nach und nach den Zucker, V-Zucker und die Eier hinzugeben. Am besten auf zweimal aufteilen (jeweils Hälfte Zucker/V-Zucker und Eier). Gut verrühren. Danach Mehl und Backpulver mischen und auf den Teig sieben. Ebenfalls gut verrühren. Den fertigen Teig danach in eine gefettete und gemehlte Springform (ca. 28 cm Durchmesser) geben. Bei 175-200° in den vorgeheizten Backofen geben (bei einem Gasherd auf Stufe 3-4, nicht vorgeheizt) und 45-55 Minuten backen. Den Tortenboden gut auskühlen lassen!&lt;/p&gt; </text:p>
      <text:p text:style-name="P2">&lt;h2&gt;&lt;b&gt;Zutaten für die Füllung bzw. Dekoration&lt;/b&gt;&lt;/h2&gt;</text:p>
      <text:p text:style-name="P2">&lt;ul&gt;</text:p>
      <text:p text:style-name="P2">&lt;li&gt;500 g Speisequark&lt;/li&gt;</text:p>
      <text:p text:style-name="P2">&lt;li&gt;3 EL Zitronensaft&lt;/li&gt;</text:p>
      <text:p text:style-name="P2">&lt;li&gt;500 ml (1/2 l) Schlagsahne&lt;/li&gt;</text:p>
      <text:p text:style-name="P2">&lt;li&gt;50 g Zucker&lt;/li&gt;</text:p>
      <text:p text:style-name="P2">&lt;li&gt;2 P. Sahnesteif&lt;/li&gt;</text:p>
      <text:p text:style-name="P2">&lt;li&gt;1 Schale Johannisbeergelee&lt;/li&gt; </text:p>
      <text:p text:style-name="P2">&lt;li&gt;Kakaopulver&lt;/li&gt;</text:p>
      <text:p text:style-name="P2">&lt;li&gt;Puderzucker&lt;/li&gt;</text:p>
      <text:p text:style-name="P2">&lt;li&gt;Bunte Zuckereier&lt;/li&gt;</text:p>
      <text:p text:style-name="P2">&lt;/ul&gt;</text:p>
      <text:p text:style-name="P2">&lt;p&gt;Für die Füllung den Speisequark mit dem Zitronensaft verrühren. Die Schlagsahne etwa eine halbe Minute schlagen. Zucker und Sahnesteif dazugeben und die Sahne steif schlagen. Anschließend den Quark vorsichtig unterheben. Einen kleinen Teil der Quarksahne in eine Tülle geben.&lt;/p&gt;</text:p>
      <text:p text:style-name="P2">&lt;p&gt;Den Tortenboden vorsichtig zweimal durchschneiden. Den unteren Boden mit der Hälfte des Gelees und einem Drittel der Quarksahne bestreichen. Danach den mittleren Boden darauflegen und das restlichen Gelee sowie dem nächsten Drittel der Quarksahne darauf verstreichen. Den oberen Boden darauflegen und die Torte rundum mit dem letzten Drittel der Quarksahne bestreichen.&lt;/p&gt; </text:p>
      <text:p text:style-name="P2">&lt;p&gt;Eine nicht zu große Osterhasen-Ausstechform in die Mitte der Torte legen. Das Innere der Form vorsichtig mit einer Mischung aus dem Kakao und dem Puderzucker bestäuben. Anschließend die <text:soft-page-break/>Form vorsichtig lösen und die Torte mit Sahnetupfen verzieren. Zum Schluss noch mit den Bunten Zuckereiern (oder anderen bunten Süßigkeiten, z. B. Schaumeier oder Smarties) dekorieren. &lt;/p&gt;</text:p>
      <text:p text:style-name="P2">&lt;p&gt;Gutes Gelingen wünscht Bartputzer!&lt;/p&gt;</text:p>
      <text:p text:style-name="P1">&lt;/div&gt;</text:p>
      <text:p text:style-name="P1"/>
      <text:p text:style-name="P2">&lt;div id="ravinsel"&gt;</text:p>
      <text:p text:style-name="P2">&lt;h1&gt;Der Osterhase auf der Insel&lt;/h1&gt;</text:p>
      <text:p text:style-name="P1"/>
      <text:p text:style-name="P2">&lt;p&gt;Das Licht blendete den Osterhasen als er langsam wieder zu sich kam. Die Sonne erschien ihm viel zu hell und sein Kopf dröhnte. Warum stand die Sonne überhaupt so hoch am Himmel? Es war doch noch mitten im Frühling und noch lange nicht Sommer. &lt;br /&gt;</text:p>
      <text:p text:style-name="P2">Er ertastete einen Baum hinter sich und hievte sich in eine aufrechte Position. Was war mit seinem Kopf los? Und warum klangen die Vögel so eigenartig?&lt;/p&gt;</text:p>
      <text:p text:style-name="P2">&lt;p&gt;Einige Gedankenfetzen huschten durch seinem Kopf. Was war gestern passiert? Hatte er nicht mit diesem Kobold gezecht? Sich immer mehr in sein schlechtes Gewissen rein gesteigert und gemeint auf einer einsamen Insel sei er besser aufgehoben? Wenn er sich richtig erinnerte, hatte er eine Menge getrunken und der Kobold hatte ihn auch noch ermutigt und ihm versichert er würde sich um alles kümmern... Wenn das seine Frau zu hören bekam - aber, oh nein, an die wollte er erst recht nicht denken. Wie sollte er sich bei ihr je wieder blicken lassen?&lt;/p&gt;</text:p>
      <text:p text:style-name="P2">&lt;p&gt;Er war ein Versager. Nicht nur hatte er dem Fest in seiner Obhut nie Genüge getan, nein, er war auch noch so feige gewesen, wegzulaufen. Nie konnte er es irgendwem Recht machen. Die Kinder mochten zwar noch Süßigkeiten, aber auch nur wenn diese leicht zu beschaffen waren und ob die Hasenform hatten interessierte sie herzlich wenig. Eier aß sowieso so gut wie niemand mehr, für die liebevollen Bemalungen hatte niemand mehr einen Blick über, Dekorationen gab es nur noch aus Plastik - wenn überhaupt - und die einzigen die sich für Ostern interessierten waren die Lebensmittelhändler, die nach den Weihnachtsmännern aus Schokolade sofort die Osterhasen verkauften. Was war es also alles noch wert? Hatte er sein Leben verschwendet?&lt;/p&gt;</text:p>
      <text:p text:style-name="P2">&lt;p&gt;Es war seine Aufgabe das Fest zu schützen und was hatte er je getan? Die Zeiten der Feste waren vorbei, seine Zeit war vorbei. Er würde weichen müssen, denn niemand glaubte mehr an das Gute, die Magie oder den Wert von kleinen Aufmerksamkeiten.&lt;br /&gt;</text:p>
      <text:p text:style-name="P2">Sein Kopf machte sich durch ein dumpfes Pochen bemerkbar und riss ihn damit aus seinen trüben Gedanken. Es fiel ihm schwer zu schlucken und er bemerkte, dass er durstig war. Vorsichtig öffnete er die verklebten Augen und sah sich um. Sofort schloss er die Augen wieder. Noch gestern war er in einem düstern Pub irgendwo im Norden gewesen und jetzt sah er sich Palmen gegenüber? Kein Wunder, dass es schon so warm war.. Er rappelte sich auf. Die Palmen standen nicht sonderlich dicht und dazwischen wuchs niedriges, efeuartiges Gestrüpp. Es war flach genug um kein Hindernis darzustellen, also machte er sich auf den Weg. Er war einige Zeit gegangen und dachte schon die Landschaft würde sich niemals ändern, als er jemanden summen hörte. Er sah sich um um denjenigen auszumachen, doch er konnte niemanden sehen. Vorsichtig tastete er sich noch ein paar Schritte vor. Das Geräusch entfernte sich. Er schlich um die nächstgelegene Palme. Hier war es etwas lauter, dort wieder leiser, aber es war niemand zu sehen!&lt;/p&gt;</text:p>
      <text:p text:style-name="P2"/>
      <text:p text:style-name="P3">{{img src="../../img/ostern/text/yezabel2.jpg" alt="" class="center" }}</text:p>
      <text:p text:style-name="P2">&lt;p&gt;"Hey du!", begrüßte ihn plötzlich eine fröhliche Stimme. Erstaunt blickte er an der Palme empor. Dort schwebte der Geist einer jungen Frau. "Ich dachte hier wäre alles verlassen, deswegen bin ich doch hergekommen um zu sehen ob sich der Ort für unsere Zwecke eignet." Kurz kam ihm der Gedanke nach mehr Details zu fragen, doch dann zügelte er sich - eigentlich hatte er kein Interesse an ihrer Geschichte. Er wollte nur seine Ruhe und nie wieder jemandem in die Augen schauen müssen. 'Wasser!', schrie sein Gehirn wutentbrannt. 'Um deine Wehwehchen kannst du dich später kümmern.' So lenkte er ein.&lt;br /&gt;</text:p>
      <text:p text:style-name="P2">"Ähm, du weißt nicht zufällig wo es hier Wasser gibt?" Sie machte große Augen. "Wasser? Hm, <text:soft-page-break/>nee, da fällt mir jetzt so auf die Schnelle nichts ein, aber warum versuchst du es nicht mit Kokosnussmilch?"&lt;br /&gt;</text:p>
      <text:p text:style-name="P2">Er überlegte kurz ob er ihr erklären sollte, dass er ein Hase sei, nicht auf Bäume kletterte und nicht wusste wie man Kokosnüsse knackte, aber was würde das schon nützen. Er seufzte resignativ. "Wie komme ich an Kokosnussmilch?"&lt;/p&gt;</text:p>
      <text:p text:style-name="P2">&lt;p&gt;Eine halbe Stunde später hatte er einige Kokosnüsse geknackt. Die Geisterfrau, die sich ihm als Miriam vorstellte, hatte ihn Schritt für Schritt durch den Prozess geführt und er war zu seinem eigenen Erstaunen mit allem recht gut zurecht gekommen. Er hatte etwas getrunken und vom Kokosnussfleich gegessen und fühlte sich schon um einiges besser.&lt;br /&gt;</text:p>
      <text:p text:style-name="P2">Zwischendurch hatte er auch Zeit gehabt sie sich genauer anzusehen. Sie musste so um die dreißig sein, hatte ein kluges und offenes Gesicht und sah aus als ob man sie nicht leicht aus der Ruhe bringen konnte. Er fand sie sympathisch. &lt;br /&gt;</text:p>
      <text:p text:style-name="P2">Sie hatte ihm keine Fragen gestellt und auch ihm war nicht nach Reden zu Mute gewesen.&lt;br /&gt;</text:p>
      <text:p text:style-name="P2">Er saß jetzt wieder am Strand, den Rücken an einen Felsen gelehnt und starrte aufs Wasser. Miriam hockte sich neben ihn. &lt;br /&gt;</text:p>
      <text:p text:style-name="P2">"Was machst du hier?", fragte sie ihn schließlich. &lt;br /&gt;</text:p>
      <text:p text:style-name="P2">"Ich denke ein Kobold, den ich gestern Abend kennen gelernt habe, war so freundlich mir meinen im Suff geäußerten Wunsch nach einer einsamen Insel zu erfüllen. Ich erinnere mich nicht mehr an alles - aufgewacht bin ich dann hier." Miriam blieb eine Weile still. "Dann ging es dir nicht gut? Wenn du mit jemandem getrunken hast, den du nicht einmal besonders gut kanntest?"&lt;/p&gt;</text:p>
      <text:p text:style-name="P2">&lt;p&gt;Jetzt war es am Osterhasen zu schweigen. Dann sagte er kurz angebunden: "Ich hatte einen harten Tag." "Den haben wir wohl alle einmal", sagte sie leichthin und fügte hinzu: "Wenn du willst verrate ich dir warum ich hier bin." Als er nicht widersprach fuhr sie fort: "Ich bin hier, weil ich einen ruhigen und einsamen Ort gesucht habe. Weißt du ich gehöre einer Geisterorganisation an, die Rückzugsorte für Menschen und Geister und andere Wesen sucht, die das einfach mal nötig haben. Damit sie endlich einmal die Chance haben wieder zur Ruhe zu kommen."&lt;br /&gt;</text:p>
      <text:p text:style-name="P2">Der Osterhase schnaubte höhnisch. Ihre Bemerkung hatte an seinen inneren Wunden gerührt. "Du glaubst also das bringt was, ja? Du meinst eine kleine Auszeit hilft, wenn das Leben in Scherben liegt und danach ist alles wieder in bester Ordnung? Gutes zu tun bringt am Ende ja doch nichts. Spätestens in einem Jahr haben sie wieder die selben Probleme." &lt;/p&gt;</text:p>
      <text:p text:style-name="P2">&lt;p&gt;Nach einer Pause wandte Miriam ein: "Natürlich ist es oft frustrierend, auch für mich, aber es ist trotzdem wichtig ein solches Angebot zu machen. Es gibt genug Positivbeispiele, wo so etwas wirklich etwas gebracht hat. Man kann doch nicht gleich die Flinte ins Korn werfen."&lt;br /&gt;</text:p>
      <text:p text:style-name="P2">Doch der Osterhase hatte genau das getan. Er schüttete ihr sein Herz aus. Als er geendet hatte, sah sie ihn mitfühlend an. &lt;br /&gt;</text:p>
      <text:p text:style-name="P2">"Das kann einen schon ganz schön runterziehen, was? Aber du musst bedenken, dass es viele Leute gibt, die lieben was du tust. Nur weil die Kritiker meistens lauter sind, ist nicht wertlos, was du tust. Im Gegenteil, wie viele Kinder haben leuchtende Augen wenn sie am Ostermorgen Eier in ihrem Garten entdecken? Wie viele Eltern bewundern die hübschen Dekorationen oder tollen Schnitzereien? Denk an all die süßen Omis, die jeden Osterhasen in den Fenstern ausgiebig bewundern. Du machst vielen Menschen eine große Freude, da bin ich mir sicher. Es ist wichtig was du tust." "Das Gefühl habe ich aber nicht", maulte der Osterhase. Sie lächelte ermutigend: "Ich bin mir sicher. Denk an die Kinder, die vertrauen auf dich. Stell dir vor sie müssen an Ostern feststellen, dass sich niemand mehr um sie kümmert? Sie freuen sich schon ewig darauf. Du weißt doch wie Kinder sind, Kleinigkeiten bedeuten ihnen die Welt und Feste sowieso."&lt;/ br&gt;</text:p>
      <text:p text:style-name="P2">"Du meinst es ist alles gar nicht so schlimm? Aber denk doch daran wie Ostern gewesen ist, was es bedeutet hat und guck es dir heute an. Ich weiß nicht, was ich tun soll."&lt;br /&gt;</text:p>
      <text:p text:style-name="P2">Miriam sah ihn ernst an. "Eins muss dir klar sein: Wir können die Zeit nicht zurückdrehen, wie sehr wir es auch manchmal wünschen. Wenn es hart wird ist Tapferkeit gefragt. Schau nach vorn, guck was du verändern kannst, tu einfach dein Bestes. Mehr kann niemand verlangen - und das wird auch niemand."</text:p>
      <text:p text:style-name="P2">Er begann zu grübeln. Doch sie hakte nach: "Du musst dich zusammenreißen. Alle verlassen sich <text:soft-page-break/>auf dich."&lt;/p&gt;</text:p>
      <text:p text:style-name="P2">&lt;p&gt;Das Gewissen des Osterhasen regte sich endlich.&lt;br /&gt;</text:p>
      <text:p text:style-name="P2">"Du hast Recht, ich muss mich zusammenreißen. Wenn man es so sieht wie du, habe ich alle im Stich gelassen." Miriam sagte sanft: "Du kannst es wieder gut machen." &lt;br /&gt;</text:p>
      <text:p text:style-name="P2">Der Osterhase griff nach diesem Strohhalm. "Ich werden noch mehr Leuten Freude bereiten als zuvor, hübschere Figuren basteln und die Eier in noch schöneren Farben bemalen." Er stolperte auf die Füße. "Ich muss nach Hause." &lt;br /&gt;</text:p>
      <text:p text:style-name="P2">Miriam lachte freundlich. "Ich bin froh, dass ich dich überzeugen konnte. Du hast doch eigentlich selbst nicht wirklich geglaubt, dass es richtig ist, sich zu verstecken."&lt;br /&gt;</text:p>
      <text:p text:style-name="P2">"Wie komme ich von hier weg?" &lt;/p&gt;</text:p>
      <text:p text:style-name="P2"/>
      <text:p text:style-name="P3">{{img src="../../img/ostern/text/yezabel1.jpg" alt="" class="center" }}</text:p>
      <text:p text:style-name="P2">&lt;p&gt;Eine Stunde später lag der Strand verlassen da, wie eh und je. Miriam hatte ihre Mission beendet und war verschwunden und der Osterhase war mit frischem Mut auf dem Weg nach Hause, um endlich die Arbeit wieder aufzunehmen. Er war entschlossen Ostern zu seinem alten Wesen zurückzuführen.&lt;/p&gt;</text:p>
      <text:p text:style-name="P1"/>
      <text:p text:style-name="P1">&lt;/div&gt;</text:p>
      <text:p text:style-name="P1"/>
      <text:p text:style-name="P1"/>
      <text:p text:style-name="P1">&lt;div id="ravschottland"&gt;</text:p>
      <text:p text:style-name="P2">&lt;h1&gt;Schottland oder Osterhase im Kilt&lt;/h1&gt;</text:p>
      <text:p text:style-name="P1"/>
      <text:p text:style-name="P2">&lt;p&gt;*RUUUMMMS* - ein lauter Knall ließ die dösenden Hühner aufschrecken. Neugierig steckten sie die Köpfe aus den Hütten.&lt;br /&gt;</text:p>
      <text:p text:style-name="P2">Ein Hauself in einem schmutzigen Lappen – ja, wie ein sehr alter, schmutziger Lappen sah es aus, fand Rowan. Der Elf krächzte „Holla!“.&lt;br /&gt;</text:p>
      <text:p text:style-name="P1">‚<text:span text:style-name="T1">Was ist denn das für ein Akzent?‘, dachte sich Rowan. ‚Das muss wohl ein Ausländer sein...‘&lt;/p&gt;</text:span></text:p>
      <text:p text:style-name="P1"/>
      <text:p text:style-name="P2">&lt;p&gt;Rowan war der Hahn auf diesem Hühnerhof und ein ganz besonderer Hahn dazu.</text:p>
      <text:p text:style-name="P2">Er konnte mit den Hauselfen sprechen. Und das war recht nützlich auf einer Eierfarm und hatte ihm und seinen Chicks, wie er seine Hühner-Damen liebevoll nannte, schon so einige Vorteile eingebracht.&lt;br /&gt;</text:p>
      <text:p text:style-name="P2">Außerdem waren hier alle eng befreundet und es ging immer fröhlich zu.&lt;br /&gt;</text:p>
      <text:p text:style-name="P2">Dies war mit Abstand der beste Hühnerhof von allen – ganz besonders im Vergleich zu den Muggel-Hühnerhöfen, wo die armen Hühner allzu oft in winzigen Käfigen ihr Dasein fristeten.&lt;br /&gt;</text:p>
      <text:p text:style-name="P2">Hier lebten die Hühner in zahlreichen kleinen Hütten, die von der Farmerin immer wieder mit Magie in einem Handstreich, pardon, Zauberstabstreich, gesäubert wurden. Die Hütten waren gemütlich eingerichtet mit kleinen Bänken und Stangen, so dass jedes Chick sich seinen Lieblingsplatz aussuchen konnte. Rowan liebte es hier. Und er liebte seine Chicks.&lt;/p&gt;</text:p>
      <text:p text:style-name="P2">&lt;p&gt;Einmal war ein fahrender Hahn vorbeigekommen. Rocky the Flying Rooster hatte der sich genannt, der hatte von den unhaltbaren Zuständen in den Muggel-Hühnerfarmen berichtet. Ein komischer Kauz war das, der glaubte echt, er könnte fliegen. Amerikaner. Merkwürdiger Aufzug. War aber ganz schnell wieder verschwunden gewesen, was besser war, denn alle Hühner waren auf ihn geflogen - das hatte Rowan gar nicht gefallen.&lt;/p&gt;</text:p>
      <text:p text:style-name="P1"/>
      <text:p text:style-name="P2">&lt;p&gt;Nun wieder so ein Ausländer. Immerhin kein Hahn, sondern ein Elf. Es hätte schlimmer kommen können.&lt;/p&gt;</text:p>
      <text:p text:style-name="P1"/>
      <text:p text:style-name="P2">&lt;p&gt;Und so rief Rowan jetzt, sich in Richtung Haus wendend, recht laut: „Morgan!“ &lt;br /&gt;</text:p>
      <text:p text:style-name="P2">Der Ankömmling grinste breit und sagte: „Nach der wollte ich gerade fragen, ich hab hier <text:soft-page-break/>jemanden, der ihre Hilfe braucht“. Im nächsten Moment traute Rowan seinen Augen nicht – ein Hase schaute hinter dem Elfen hervor. Er sah recht beunruhigt aus.&lt;br /&gt;</text:p>
      <text:p text:style-name="P1">„<text:span text:style-name="T1">Was soll der hier?“ fragte Rowan scharf.&lt;br /&gt;</text:span></text:p>
      <text:p text:style-name="P1">“<text:span text:style-name="T1">Hab ich dir doch gesagt. Morgan soll ihm weiterhelfen. Er will zurück nach Hause, muss da das Osterfest richten, ist beim Weihnachtsmann versackt. Nun ist er in ziemlichen Schwierigkeiten. Auf die Muggel ist ja hier in England heutzutage kein Verlass, da würde er nie pünktlich heimkommen, also müssen die Elfen herhalten, ihn wieder heimzubringen.“ Der Elf schüttelte sich vor Lachen. „Er ist wohl ein Bekannter von Dobby gewesen, weißt du, der Elf, der mit Harry Potter befreundet war. Also ist es uns eine Ehre zu helfen.“&lt;br /&gt;</text:span></text:p>
      <text:p text:style-name="P2">Der Osterhase hatte noch gar nichts gesagt. Stumm stand er neben dem Elf und sah etwas unglücklich aus. Dennoch drehte er neugierig den Kopf von links nach rechts.&lt;/p&gt;</text:p>
      <text:p text:style-name="P1"/>
      <text:p text:style-name="P2">&lt;p&gt;Rowan musterte ihn ausgiebig. „Na, das hat die Welt ja wohl noch nicht gesehen – der Osterhase versackt am Nordpol! Wieder nüchtern?“ Jetzt hielt auch er sich den Bauch vor lauter Lachen, wobei seine Federn heftig raschelten.&lt;br /&gt;</text:p>
      <text:p text:style-name="P2">Morgan, eine der Hauselfen der McFaddans, kam durch die Haustür gehetzt. „Wer hat mich gerufen? - Oh! Rooney!“, damit fiel sie dem schmutzigen Elf um den Hals. „Wie lange haben wir uns nicht gesehen? Was machst du denn hier? Wo kommst du her? Wieso bist du hier? Oh, du hast den Osterhasen dabei!“, sprudelte es aus ihr heraus.&lt;br /&gt;</text:p>
      <text:p text:style-name="P1">„<text:span text:style-name="T1">Und gerade richtig, heute Abend ist eine große Ceili mit Tanzwettbewerb, das MUSST du dir ansehen!“ Sie hüpfte aufgeregt auf und ab.&lt;br /&gt;</text:span></text:p>
      <text:p text:style-name="P1">„<text:span text:style-name="T1">Der Osterhase macht als Ehrengast natürlich auch mit! DU“ - sie wandte sich an den Hasen - „bist unser Jurypräsident!“ Morgan klatschte begeistert in die Hände „Wie wunderbar!“&lt;br /&gt;</text:span></text:p>
      <text:p text:style-name="P2">Dem Osterhasen entgleisten die Gesichtszüge.&lt;br /&gt;</text:p>
      <text:p text:style-name="P1">„<text:span text:style-name="T1">Woher wusstest du, dass er der Osterhase ist?“, fragte Rowan, der Hahn, neugierig.&lt;br /&gt;</text:span></text:p>
      <text:p text:style-name="P1">„<text:span text:style-name="T1">Ach, ich hatte eine Nachricht bekommen – das Flohnetzwerk hat aber etwas gesponnen die letzten Tage, da dachte ich, es wäre ein Scherz. Aber da ist er ja!“, flötete Morgan und hüpfte weiter aufgeregt auf und ab.&lt;br /&gt;</text:span></text:p>
      <text:p text:style-name="P1">„<text:span text:style-name="T1">Los, komm liebes Häschen, wir machen dich hübsch!“ Sie langte nach der Hand des Osterhasen und wollte ihn mit sich wegziehen. &lt;br /&gt;</text:span></text:p>
      <text:p text:style-name="P1">„<text:span text:style-name="T1">Äh... ich hab es aber eilig“, brachte der Osterhase gerade noch heraus – da hing er auch schon wie ein Fähnchen im Wind an Morgans Hand und wurde von ihr Richtung Haus bugsiert.&lt;br /&gt; </text:span></text:p>
      <text:p text:style-name="P1">„<text:span text:style-name="T1">So viel Zeit muss sein, niemand lehnt eine Ablehnung zur Chicks-Ceili ab!“&lt;br /&gt;</text:span></text:p>
      <text:p text:style-name="P2">Rooney und Rowan grinsten breit.&lt;/p&gt;</text:p>
      <text:p text:style-name="P1"/>
      <text:p text:style-name="P3">{{img src="../../img/ostern/text/schottland.jpg" alt="" class="center" }}</text:p>
      <text:p text:style-name="P1"/>
      <text:p text:style-name="P2">&lt;p&gt;Eine Stunde später grinsten sie noch breiter.&lt;br /&gt;</text:p>
      <text:p text:style-name="P2">Morgan war nicht untätig gewesen. Zusammen mit einer Reihe anderer Elfen hatte sie eine Tanzfläche herbeigezaubert, eine Elfen-Band hatte ihre Instrumente aufgebaut und die Dudelsäcke und Geigen gestimmt. Die Tröge für die Hühner waren frisch mit bestem Futter gefüllt, die Tische beugten sich unter der Last der Speisen für Elfen und Farmer.&lt;br /&gt;</text:p>
      <text:p text:style-name="P2">Eine ganze Reihe Elfen war nach und nach herbei appariert. Alle plauderten entspannt bei Cider über den neuesten Klatsch und Tratsch. Für diese Ceili bekamen die schottischen Hauselfen der einheimischen Zaubererfamilien traditionell frei.&lt;br /&gt;</text:p>
      <text:p text:style-name="P2">Die Hühner standen aufgeregt gackernd um die Tanzfläche herum. Offensichtlich konnten sie es kaum noch abwarten. &lt;/p&gt;</text:p>
      <text:p text:style-name="P1"/>
      <text:p text:style-name="P2">&lt;p&gt;Rowan räusperte sich.&lt;br /&gt;</text:p>
      <text:p text:style-name="P1">„<text:span text:style-name="T1">Verehrte Gäste, liebe Chicks, liebe Elfen, – wieder einmal ist es soweit – unsere Ceili mit Tanzwettbewerb ist ERÖFFNET!“ &lt;br /&gt;</text:span></text:p>
      <text:p text:style-name="P2"><text:soft-page-break/>Tosendes Geraschel von Federn und Klatschen vieler Elfenhänden erfüllte die Luft. Auch der Farmer mit seiner Frau (die eine Hexe war), der alte Turlough McFaddan und seine Fiona, saßen dabei.&lt;br /&gt;</text:p>
      <text:p text:style-name="P1">„<text:span text:style-name="T1">Begrüßt mit mir unseren heutigen Ehrengast und Jurypräsidenten – den OSTERHASEN!“&lt;br /&gt;</text:span></text:p>
      <text:p text:style-name="P2">Neugierig gackernd streckten die Hühner die Köpfe nach oben, um einen Blick auf den Osterhasen zu erhaschen – da kam er auch schon aus dem Haus. Eigentlich wurde er mehr von zwei Hauselfen aus dem Haus gezogen und geschoben. &lt;br /&gt;</text:p>
      <text:p text:style-name="P2">Er steckte in einem Kilt im Tartan der McFaddans und sah aus wie ein echter – nun, Osterhase, im Kilt. Seine makellose Jacke passte perfekt zum traditionellen schottischen Outfit, sein Gesichtsausdruck wirkte aber eher gequält.&lt;br /&gt;</text:p>
      <text:p text:style-name="P1">„<text:span text:style-name="T1">Morgan, ich hab es wirklich eilig“, hörte Rowan ihn murmeln.&lt;br /&gt;</text:span></text:p>
      <text:p text:style-name="P1">„<text:span text:style-name="T1">Nix!“, rief er und haute dem Osterhasen mit Schmackes auf die Schulter. „Jetzt wird erst mal getanzt, dann essen wir und danach ist Tanz für alle. Und – Lächeln, mein Freund, lächeln!“</text:span></text:p>
      <text:p text:style-name="P2">Morgan packte den Osterhasen an der Pfote und zog ihn in Richtung Tanzfläche.&lt;br /&gt;</text:p>
      <text:p text:style-name="P1">„<text:span text:style-name="T1">Unsere Jury eröffnet wie immer den Tanz – also Tanzfläche frei für Morgan und den Osterhasen!“&lt;br /&gt;</text:span></text:p>
      <text:p text:style-name="P2">Besagter kippte am Rand der Tanzfläche noch schnell seinen zweiten Single Malt Whisky. Mittlerweile sah er zufriedener aus, fand Rowan – und etwas angeheitert. „Ich kann nicht tanzen“, murmelte er noch, doch was blieb ihm schon übrig?&lt;br /&gt;</text:p>
      <text:p text:style-name="P2">Also führte der Osterhase Morgan, die Hauselfe, auf die Tanzfläche und zu einem flotten Jig legten sie eine kleine Sohle aufs Parkett. Der Kilt flog, die Hühner versuchten zu sehen, was der Osterhase unten drunter trug (nichts, wie sie kichernd feststellten) und einige der Elfen tanzten mittlerweile auch schon mit.&lt;/p&gt;</text:p>
      <text:p text:style-name="P1"/>
      <text:p text:style-name="P2">&lt;p&gt;Rowan strahlte. Das war ein vielversprechender Beginn. Nach einer guten Ceili verdoppelte sich die Legeleistung seiner Chicks immer. Dies versprach ein voller Erfolg zu werden.</text:p>
      <text:p text:style-name="P2">Schnaufend stand plötzlich der Osterhase neben ihm. „Ich muss weiter!“, drängte er.&lt;br /&gt;</text:p>
      <text:p text:style-name="P1">„<text:span text:style-name="T1">Aber, aber, Herr Jurypräsident, das Beste kommt jetzt noch!“ Morgan klatschte in die Hände. „Ruhe!“, erhob sich ihre Stimme laut und vernehmlich über die gackernden Hühner und die tanzenden Elfen.&lt;br /&gt;</text:span></text:p>
      <text:p text:style-name="P1">„<text:span text:style-name="T1">Jetzt beginnt der Wettbewerb! Es beginnen die Hühner mit dem Highland-Fling, danach folgen die Elfen mit den Single-Sword-Dances!“&lt;/p&gt;</text:span></text:p>
      <text:p text:style-name="P2">&lt;p&gt;So saß der Osterhase, genervt und etwas angeheitert, leicht schwankend in seinem Kilt zwischen Rowan, dem Hahn und Morgan, der Hauselfe, und eine Vorführung jagte die nächste.</text:p>
      <text:p text:style-name="P2">Die Minuten gingen dahin, die Dudelsäcke dudelten und die Hühner tanzten um ihr Leben, gefeiert von den Elfen und den McFaddans.&lt;br /&gt;</text:p>
      <text:p text:style-name="P2">Dann sollte bewertet werden. Rowan und Morgan hatten sich eifrig Notizen gemacht und redeten nun aufgeregt von zwei Seiten auf den Osterhasen ein.&lt;br /&gt;</text:p>
      <text:p text:style-name="P1">„<text:span text:style-name="T1">Guck mal, die hier, die Babs, das war doch außerordentlich!“&lt;br /&gt; </text:span></text:p>
      <text:p text:style-name="P1">„<text:span text:style-name="T1">Nein, nein, Ginger war viel besser, die Beinpositionen waren her-vor-ra-gend!“ &lt;br /&gt;</text:span></text:p>
      <text:p text:style-name="P1">„<text:span text:style-name="T1">Also, am Besten hat mir natürlich Jean gefallen“ &lt;br /&gt;</text:span></text:p>
      <text:p text:style-name="P1">„<text:span text:style-name="T1">Klar, sie ist ja auch dein Liebling! Du bist parteiisch!“ &lt;br /&gt;</text:span></text:p>
      <text:p text:style-name="P2">In dem Moment explodierte ein Schrei wie ein Knall neben ihnen: „ICH WILL HIER WEG!!!!!“ röhrte der Osterhase. &lt;br /&gt;</text:p>
      <text:p text:style-name="P2">Rowan sah ihn durchdringend an: „Du bist hier unser Gast, das ist sehr unhöflich!“&lt;br /&gt;</text:p>
      <text:p text:style-name="P2">Der Osterhase erwiderte den Blick und hielt ihm stand.&lt;br /&gt;</text:p>
      <text:p text:style-name="P1">„<text:span text:style-name="T1">Ich weiß“, seufzte er niedergeschlagen. „Ich weiß auch, dass ich selber schuld bin. Aber Millionen Kinder und auch Erwachsene – Muggel und Zauberer – erwarten, dass es zu Ostern Eier gibt und Nester, Osterküken und kleine Geschenke. Daher muss ich unbedingt weiter, der Weg ist noch weit! Bitte helft mir!“ Sein Blick hatte nun etwas flehentliches.&lt;br /&gt;</text:span></text:p>
      <text:p text:style-name="P2">Rowan und Morgan sahen sich sehr ernst an – und grinsten dann plötzlich breit.&lt;br /&gt;</text:p>
      <text:p text:style-name="P1">„<text:span text:style-name="T1">Ok“, sagte Morgan, „du entscheidest, wer den Highland Fling gewonnen hat und versprichst, zur </text:span><text:soft-page-break/><text:span text:style-name="T1">Halloween-Ceili wiederzukommen und ich bringe dich sofort nach London! Da kenn ich einen Elfen, der Verbindungself im Buckingham Palace ist. Er hat unheimlich gute Beziehungen – und er ist mein Großonkel.“ Sie grinste noch etwas breiter.&lt;br /&gt;</text:span></text:p>
      <text:p text:style-name="P1">„<text:span text:style-name="T1">Einverstanden!“, rief der Osterhase erleichtert. Nach einem kurzen Moment des Überlegens sagte er: „Mac. Sie hat mit dem größten Enthusiasmus getanzt.“&lt;br /&gt; </text:span></text:p>
      <text:p text:style-name="P1">„<text:span text:style-name="T1">Aber... die Beinpositionen...“, brummelte Rowan.&lt;br /&gt;</text:span></text:p>
      <text:p text:style-name="P2">Doch Morgan rief schon laut: „Die Siegerin steht fest!“, und alle Hühner eilten herbei.&lt;br /&gt;</text:p>
      <text:p text:style-name="P1">„<text:span text:style-name="T1">Der Osterhase hat entschieden, dass dieses Mal nicht die beste Technik entscheidet, sondern das größte Herz und der größte Enthusiasmus – und daher heißt unsere Siegerin – MAC!“&lt;br /&gt;</text:span></text:p>
      <text:p text:style-name="P2">Applaus brandete auf und die Musik begann wieder zu spielen. Hühner und Elfen drehten sich, hüpften, tanzten und feierten ihr Fest.&lt;/p&gt;</text:p>
      <text:p text:style-name="P1"/>
      <text:p text:style-name="P2">&lt;p&gt;„Dann komm mal“, sagte Morgan und nahm die Pfote des Osterhasen.&lt;br /&gt;</text:p>
      <text:p text:style-name="P1">„<text:span text:style-name="T1">Dass du ja an Halloween pünktlich da bist – wir finden dich!“, rief Rowan den beiden noch nach, da waren sie auch schon mit einem lauten „RRRUMMMS“ verschwunden.&lt;/p&gt;</text:span></text:p>
      <text:p text:style-name="P1"/>
      <text:p text:style-name="P2">&lt;p&gt;Zufrieden kehrte Rowan zu seinem Fest zurück – die Sword Dances der Elfen standen noch aus. Jetzt musste er Fiona McFaddan überreden, ihn in der Jury zu unterstützen.&lt;br /&gt;</text:p>
      <text:p text:style-name="P2">Eine großartige Party nahm die ganze Nacht hindurch ihren Lauf.&lt;/p&gt;</text:p>
      <text:p text:style-name="P1"/>
      <text:p text:style-name="P1">&lt;/div&gt;</text:p>
      <text:p text:style-name="P1"/>
      <text:p text:style-name="P1"/>
      <text:p text:style-name="P1">&lt;div id="ravlondon"&gt;</text:p>
      <text:p text:style-name="P2">&lt;h1&gt;London - Lost in Buckingham Palace&lt;/h1&gt; </text:p>
      <text:p text:style-name="P1"/>
      <text:p text:style-name="P2">&lt;p&gt;Locan, der alte Verbindungself im Buckingham Palace, saß dösend in einem sehr schönen Schaukelstuhl.&lt;br /&gt;</text:p>
      <text:p text:style-name="P2">Er war schon 126 Jahre alt und einer der ältesten Elfen in Diensten der Königsfamilie.</text:p>
      <text:p text:style-name="P2">Oh ja, die Königsfamilien hatten schon immer von der Existenz der Zauberergemeinschaft gewusst, genauso wie der Premierminister.&lt;br /&gt;</text:p>
      <text:p text:style-name="P2">Immer schon hatte es einen Berater des Königs oder der Queen gegeben, der Zauberer war und immer hatte es Hauselfen im Palast gegeben.&lt;br /&gt;</text:p>
      <text:p text:style-name="P2">Locan lebte seit seiner Geburt hier. Schon seine Mutter, Leesha, hatte ihr ganzes Leben hier verbracht. Wegen seiner exzellenten Dienste und der Treue, die er der Königlichen Familie hatte zuteilwerden lassen, hatte die Queen ihn vor 35 Jahren mit Kleidung geehrt. Locan blieb als freier Elf in ihren Diensten, als Verbindungsoffizier zwischen Hauselfen, Zauberern und Muggeln, und als Bote in der Zaubererwelt.&lt;br /&gt;</text:p>
      <text:p text:style-name="P2">Nun war er alt geworden, aber „noch gut in Schuss“ wie er selber immer wieder feststellte.</text:p>
      <text:p text:style-name="P2">Er schlummerte oft nach dem Mittagessen eine Runde. Heute war er nach dem ausladenden Dinner, bei dem er dem Zaubereiminister und dem Prinzen von Wales mit aufgewartet hatte, doch recht erschöpft.&lt;br /&gt;</text:p>
      <text:p text:style-name="P2">Manchmal war er vergesslich in der letzten Zeit, immer wieder fand er sich in Korridoren wieder, in die er gar nicht gewollt hatte.&lt;br /&gt;</text:p>
      <text:p text:style-name="P2">Vielleicht war es Zeit, in den Ruhestand zu gehen, das hatte er schon öfter bei sich gedacht. Bisher hatte er es immer wieder verworfen. Noch machte ihm die Arbeit nämlich viel Spaß.&lt;/p&gt;</text:p>
      <text:p text:style-name="P1"/>
      <text:p text:style-name="P2">&lt;p&gt;Der laute Knall direkt neben ihm, riss ihn unsanft aus einem süßen Traum von Schokoladen-Eclairs.&lt;br /&gt;</text:p>
      <text:p text:style-name="P2">Etwas irritiert zog er seine Taschenuhr aus seinem samtenen, royalblauen Gehrock. Er prüfte die Uhrzeit. 23 Uhr. Dann sah er sich vorsichtig um.&lt;/p&gt;</text:p>
      <text:p text:style-name="P1"/>
      <text:p text:style-name="P2"><text:soft-page-break/>&lt;p&gt;Morgans Strahlen zauberte ihm ein breites Lächeln ins Gesicht „Morgan, mein Kind – wie schön, dass du da bist!“ Locan erhob sich umständlich aus dem Schaukelstuhl und stützte sich schwer auf seinen Gehstock. „Ich hab den ganzen Tag auf dich gewartet. Dann dachte ich, du kämest wohl erst morgen. Hast du ihn dabei?“&lt;br /&gt;</text:p>
      <text:p text:style-name="P1">„<text:span text:style-name="T1">Ja, hab ich. Darf ich vorstellen? Osterhase, das ist mein Großonkel Locan. Er kann Dir gut weiterhelfen.“&lt;br /&gt;</text:span></text:p>
      <text:p text:style-name="P2">Locan musterte den Osterhasen eindringlich. Er konnte es nicht ausstehen, wenn jemand seine Pflichten verletzte – und das hatte der Osterhase ja nun zweifelsfrei getan. Mal einen über den Durst zu trinken – gut, das konnte passieren. Zwei Monate lang einen über den Durst zu trinken war aus Locan Sicht völlig indiskutabel! Der Weihnachtsmann war ja weithin bekannt dafür, dass er gerne mal einen hob, wenn sein Fest vorüber war, aber der Osterhase ...&lt;/p&gt;</text:p>
      <text:p text:style-name="P1"/>
      <text:p text:style-name="P2">&lt;p&gt;Der alte Elf straffte entschlossen die Schultern. Hier ging es nun um mehr als einen versoffenen Hasen, es ging um das Osterfest.&lt;br /&gt;</text:p>
      <text:p text:style-name="P2">Locan erinnerte sich noch sehr gut an die vielen Kinder, denen er in seinem Leben begegnet war. Wie aufgeregt waren sie Ostern und Weihnachten jedes Mal gewesen, besonders der kleine Prinz Harry.&lt;br /&gt;</text:p>
      <text:p text:style-name="P1">„<text:span text:style-name="T1">Der haut sich jetzt auch immer die Hucke voll“, brummelte Locan in seinen nicht vorhandenen Bart. &lt;br /&gt;</text:span></text:p>
      <text:p text:style-name="P1">„<text:span text:style-name="T1">Wie bitte?“ fragte Morgan irritiert. „Ach, ich war nur in Gedanken“, antwortete der alte Elf.</text:span></text:p>
      <text:p text:style-name="P2">Der Osterhase schaute schuldbewusst zu Boden.&lt;/p&gt;</text:p>
      <text:p text:style-name="P1"/>
      <text:p text:style-name="P2">&lt;p&gt;„Nun, denn“, Locan schnaufte einmal tief durch. „Ab mit dir, Morgan. Wenn ich mich recht erinnere, hast Du da einen Tanzwettbewerb am Laufen, oder? Ich wünsche dir viel Spaß!“ Die beiden umarmten sich innig. Morgan versprach, in den nächsten Tagen noch einmal vorbeizukommen. In ihrem Gesicht stand sichtbar Sorge. Er war alt geworden, ihr Großonkel. Mit einem Knall war sie verschwunden. Der Osterhase blieb mit dem alten Elf alleine zurück.&lt;br /&gt;</text:p>
      <text:p text:style-name="P1">„<text:span text:style-name="T1">Dann wollen wir mal.“ Ernst schaute Locan über seine halbmondförmigen Brillengläser, die ihm ein distinguiertes Aussehen verliehen, den Osterhasen an.&lt;br /&gt;</text:span></text:p>
      <text:p text:style-name="P1">„<text:span text:style-name="T1">Leider kann ich nicht mehr apparieren, der Rücken, wissen Sie. Im zweiten Stock gibt es einen Kamin, der dem Flohnetzwerk angeschlossen ist. Dort gehen wir hin, von da bringe ich Sie in die Winkelgasse, in den Tropfenden Kessel. Eine internationale Zaubererdelegation hält sich dort gerade auf. Die meisten haben ihre Elfen dabei. Also sollten wir Sie, entweder durch die Hilfe eines Elfen – oder eines Zauberers – so ziemlich überall hinbekommen.“&lt;br /&gt;</text:span></text:p>
      <text:p text:style-name="P1">„<text:span text:style-name="T1">Ich habe nicht mehr viel Zeit“, entgegnete der Osterhase.&lt;br /&gt;</text:span></text:p>
      <text:p text:style-name="P1">„<text:span text:style-name="T1">Erst kommt die Arbeit, dann das Vergnügen, Herr Osterhase! Gerade Ihnen sollte ich das nicht sagen müssen!“ Locans Ton war streng, sein Blick strafend.&lt;br /&gt;</text:span></text:p>
      <text:p text:style-name="P2">Der Osterhase senkte den Kopf. Er sah sehr niedergeschlagen aus. „Ich weiß“, sagte er, gefolgt von einem tiefen Seufzer.&lt;br /&gt;</text:p>
      <text:p text:style-name="P1">„<text:span text:style-name="T1">Haben Sie gegessen?“ fragte der Elf. „Nein. Ich habe schon etwas Hunger!“ antwortete der Osterhase.&lt;/p&gt;</text:span></text:p>
      <text:p text:style-name="P1"/>
      <text:p text:style-name="P2">&lt;p&gt;So machten sie sich auf den langen Weg durch den Palast. Locan hatte versprochen, einen Schlenker vorbei an den Palastküchen zu machen.&lt;br /&gt;</text:p>
      <text:p text:style-name="P2">Sie wanderten eine ganze Weile durch prächtige Räume und lange Korridore. Und durch noch prächtigere Räume und noch längere Korridore. Ununterbrochen leierte Locan dabei die Geschichte des Buckingham Palace und seiner Bewohner herunter, wobei er einen Schwerpunkt auf die Elfen legte.&lt;br /&gt;</text:p>
      <text:p text:style-name="P2">Nach einer Weile sagte der Osterhase „Locan – sagen Sie mal, waren wir hier nicht schon?“ </text:p>
      <text:p text:style-name="P1">„<text:span text:style-name="T1">Nein, nein – wo war ich stehengeblieben? Ach ja, Elsbeth war die Kusine meiner Mutter und diente einer der Hofdamen von Königin Victoria. Es heißt, sie sei Namenspatin für die jetzige Königin gewesen ....“ erzählte er, während sie weitergingen.&lt;/br&gt;</text:span></text:p>
      <text:p text:style-name="P2"><text:soft-page-break/>Dreimal sagte der Osterhase: „Aber hier waren wir doch schon!“ Dabei wurde er jedes Mal etwas lauter.&lt;br /&gt;</text:p>
      <text:p text:style-name="P2">Mittlerweile liefen sie schon seit etwa einer Stunde auf und ab.&lt;br /&gt;</text:p>
      <text:p text:style-name="P2">Gerade als der Osterhase begann, sich etwas zu entfernen, um sich unauffällig davonzustehlen, sagte Locan: „Ah ja, hier ist der Küchenlift. Ich suche ihn jedes Mal! Steigen Sie ein!“&lt;br /&gt;</text:p>
      <text:p text:style-name="P2">Sie kletterten in einen kleinen Lift, der eigentlich für Geschirr oder Tabletts mit Speisen gedacht war – oder für zwei Elfen. Locan drückte auf den Knopf mit dem Pfeil nach unten.&lt;br /&gt;</text:p>
      <text:p text:style-name="P2">Langsam ratterte der Mini-Lift hinab.&lt;br /&gt;</text:p>
      <text:p text:style-name="P2">Die Tür öffnete sich knatternd. Ein großer Raum lag vor ihnen. Einige Elfen und Menschen wimmelten umher. Alle waren beim Putzen, Aufräumen und Wischen.&lt;br /&gt;</text:p>
      <text:p text:style-name="P1">„<text:span text:style-name="T1">Guten Abend!“ rief Locan laut. Die Köpfe zuckten herum und mal wieder war der Osterhase umringt von Elfen. (Allerdings waren keine Hühner da, wie er erleichtert feststellte).&lt;br /&gt;</text:span></text:p>
      <text:p text:style-name="P1">„<text:span text:style-name="T1">Ich stell sie Ihnen mal vor“, sagte Locan. „Goony, Eugene, Kimmy, Dolly, Lizzie und Katie sind alle Elfen in Diensten von Mitarbeitern im Haus. Jean-Jacque, der kleine Mann da, ist Zauberer und Maître du Cuisine hier. Sehr begabt, naturgemäß viel schneller als alle anderen. Ihm gelingt </text:span></text:p>
      <text:p text:style-name="P2">a l l e s.“ Jean-Jacques strahlte und verneigte sich tief. Als er wieder auftauchte, fragte er: „Wollt ihr etwas essen?“ Der begeisterte Gesichtsausdruck des Osterhasen sprach Bände.&lt;br /&gt;</text:p>
      <text:p text:style-name="P1">„<text:span text:style-name="T1">Dann los los los Kiiiiiinder“ trieb er mit schriller Stimme und französischem Akzent die Elfen an. „Wir brauchen Bratten und Sosse, Gämüsse und Beilagön und natürlich Eclairs, nischt war, Locän?“ Sein sehr eleganter, gezwirbelter Schnurrbart zitterte ein wenig in seinem breiten Lächeln.&lt;/p&gt;</text:span></text:p>
      <text:p text:style-name="P1"/>
      <text:p text:style-name="P2">&lt;p&gt;Ruck zuck hatten die Elfen eine kleine Festtafel gedeckt. Locan, Jean-Jacques und der Osterhase nahmen Platz und schmausten eine ganze Weile. Die Elfen lasen ihnen jeden Wunsch von den Augen ab. Lizzie schwärmte besonders um den Osterhasen herum. Sie war eine besonders entzückende Elfe mit roten Wangen und strahlenden Augen. Der Osterhase schwärmte leicht errötend zurück. „Nicht nur dem Alkohol, auch dem Weibe zugetan, was?“ murmelte der alte Locan. Der Osterhase errötete etwas mehr.&lt;br /&gt;</text:p>
      <text:p text:style-name="P2">Nach zwei weiteren schweren Rotweinen bot man sich das Du an.&lt;/p&gt;</text:p>
      <text:p text:style-name="P2">&lt;p&gt;Ein Stündchen später waren Locan und der Osterhase wieder in den Gängen des Palastes unterwegs. Mittlerweile war es nach ein Uhr in der Nacht. Beide waren recht müde. Locan sah den Osterhasen an: „Weißt du, ich denke, wir schlafen ein paar Stündchen. Heute Nacht werden wir im Tropfenden Kessel eh nichts mehr erreichen. Gleich um die nächste Ecke ist mein Quartier, du kannst auf dem Sofa schlafen.“&lt;br /&gt;</text:p>
      <text:p text:style-name="P2">Um viele Ecken gingen sie in der nächsten halben Stunde - das Quartier des alten Locan erreichten sie nicht.&lt;br /&gt;</text:p>
      <text:p text:style-name="P1">„<text:span text:style-name="T1">Du hast dich verirrt!“ stellte der Osterhase ernüchtert fest.&lt;br /&gt;</text:span></text:p>
      <text:p text:style-name="P2">Locan drehte den Kopf hin und her. Schließlich seufzte er schwer. „Es scheint Zeit zu werden, in den Ruhestand zu gehen. Das passiert mir immer öfter, dass ich nicht mehr weiß, wo ich bin oder wie ich da hingekommen bin. Meist kommt irgendeiner meiner jungen Elfenfreunde und bringt mich zu dem Ort, an den ich möchte oder muss. Aber jetzt – mitten in der Nacht“, er atmete tief und schwer seufzend aus.&lt;br /&gt;</text:p>
      <text:p text:style-name="P2">Der Osterhase betrachtete lange das Porträt an der Wand. Es zeigte eine Dame in einem Kleid mit weißem Spitzenkragen, typisch für das viktorianische England.&lt;br /&gt;</text:p>
      <text:p text:style-name="P2">Er blinzelte. Und das Porträt blinzelte zurück. Der Osterhase schüttelte den Kopf und starrte das Porträt an. „Das ist Lady Sarah Churchill, Duchess of Marlboro, eine frühere Hofdame der Queen Anne, das war im 18. Jahrhundert. Sie war eine Hexe und ihr Porträt ist eines der wenigen Zaubererporträts im Schloss, das bedeutet, sie kann zwischen den Porträts wechseln und die Bewohner der anderen Bilder besuchen, was sie auch oft genug tut. Sie ist sehr nett“, sagte Locan lächelnd.&lt;br /&gt;</text:p>
      <text:p text:style-name="P2">Dem Osterhasen stand staunend der Mund offen, so etwas hatte er noch nie gesehen.&lt;br /&gt;</text:p>
      <text:p text:style-name="P2">Locan verneigte sich tief. „Mylady, ich habe mich mal wieder verirrt. Hättet Ihr die Güte, uns zu <text:soft-page-break/>meinem Quartier zu führen?“ Und die Lady lächelte freundlich, nickte und wies mit ihrer linken Hand den Weg den Korridor entlang. Im Handumdrehen erreichten sie ein kleines Zimmer, in dem ein bequemes Bett, ein Schrank, ein Schaukelstuhl und ein ebenfalls sehr bequemes Sofa standen. Osterhase und Elf bedankten sich mit einer tiefen Verbeugung bei Lady Sarah. &lt;br /&gt;</text:p>
      <text:p text:style-name="P2">Sofort fielen sie müde auf die Lager und danach in einen tiefen Schlaf.&lt;/p&gt;</text:p>
      <text:p text:style-name="P1"/>
      <text:p text:style-name="P2">&lt;p&gt;Um 5.30 Uhr schepperte ein uralter Wecker von der Lautstärke eines Düsenjets in dem kleinen Zimmer. Locan und der Osterhase standen sofort senkrecht in ihren Lagern. Müde rieb sich der alte Elf die Augen. Weitere 15 Minuten später standen die beiden wieder auf dem Flur. Allerdings war Lizzie bei ihnen, nach der Locan geklingelt hatte. Er wollte nicht noch mehr Zeit verlieren - vor allem wollte er sich auf keinen Fall noch einmal verlaufen.&lt;/p&gt;</text:p>
      <text:p text:style-name="P1"/>
      <text:p text:style-name="P2">&lt;p&gt;Lizzie führte die zwei ohne weitere Umschweife zunächst zum Frühstück in die Küche zurück. Es gab Bacon, Eier, Würstchen und Blutwurst zusammen mit Toast, Orangenmarmelade und dem guten englischen Tee.&lt;br /&gt;</text:p>
      <text:p text:style-name="P2">Nach dem Frühstück führte Lizzie die beiden geradewegs in den zweiten Stock. Dabei drückte sie sich die ganze Zeit verdächtig nah am Osterhasen herum, der errötend versuchte, davonzuhuschen.&lt;/p&gt;</text:p>
      <text:p text:style-name="P1"/>
      <text:p text:style-name="P2">&lt;p&gt;Vor einem ausladenden, sehr schönen Kamin blieben die drei stehen.&lt;br /&gt;</text:p>
      <text:p text:style-name="P2">Lizzie verabschiedete sich mit einem kleinen Knicks vom Osterhasen.&lt;/p&gt;</text:p>
      <text:p text:style-name="P2">&lt;p&gt;„Nimm dir genug Flohpulver und sprich deutlich, wenn du ins Feuer trittst. Es heißt Winkelgasse. Ich gehe vor. Lizzie sorgt dafür, dass du gut durchkommst“, sagte Locan.&lt;br /&gt;</text:p>
      <text:p text:style-name="P2">Dann warf er eine Handvoll Flohpulver ins Feuer. Er sagte laut und deutlich „Winkelgasse“, trat ins grün lodernde Feuer und war verschwunden.&lt;br /&gt;</text:p>
      <text:p text:style-name="P2">Ein nervöser Osterhase tat es ihm gleich und sah gerade noch Lizzie, wie sie ihm hinterher winkte – da war auch er schon angekommen.&lt;br /&gt;</text:p>
      <text:p text:style-name="P2">Locan stand schon vor dem Kamin und half dem Osterhasen mühselig hinaus.&lt;br /&gt;</text:p>
      <text:p text:style-name="P2">Zum Tropfenden Kessel war es jetzt nur noch ein Katzensprung. Dort waren sie alle – Zauberer, Elfen. Locan war weithin bekannt und von allen respektiert. Wenn er darum bat, würde ganz leicht jemand dem Osterhasen weiterhelfen.&lt;br /&gt;</text:p>
      <text:p text:style-name="P2">Sie gingen dem Ende der Gasse entgegen und traten in den Tropfenden Kessel ein.&lt;/p&gt;</text:p>
      <text:p text:style-name="P1"/>
      <text:p text:style-name="P3">{{img src="../../img/ostern/text/london.jpg" alt="" class="center" }}</text:p>
      <text:p text:style-name="P1">&lt;/div&gt;</text:p>
      <text:p text:style-name="P1"/>
      <text:p text:style-name="P1">&lt;div id="ravgoldenesei"&gt;</text:p>
      <text:p text:style-name="P1">&lt;h1&gt; Ach du dickes goldenes Ei &lt;/h1&gt;</text:p>
      <text:p text:style-name="P1"/>
      <text:p text:style-name="P2">&lt;p&gt;Also ich habe ja schon vieles erlebt, aber was mir neulich passiert ist, war schon sehr außergewöhnlich. Ich bin Paul McNorman und arbeite als Straßenkünstler in der Innenstadt von Boston. Täglich stehe ich dort und versuche die Touristen mit meinem Dudelsack zu unterhalten. An einem normalen Tag kommt meist mindestens eine Schulklasse dort vorbei, einige Touristengruppen, mehrere Familien mit kleinen Kindern und die Bürohengste auf dem Weg zu ihrer Mittagspause, die mich selten beachten.&lt;/p&gt;</text:p>
      <text:p text:style-name="P2">&lt;p&gt;Letzte Woche jedoch traute ich kaum meinen Augen und musste mitten in „Auld Lang Syne" abbrechen. Zum Glück war das gerade zur Mittagszeit, als auch die Touristen essen waren.&lt;br /&gt;</text:p>
      <text:p text:style-name="P2">Ich kniff meine Augen zusammen, denn da stand doch tatsächlich ein Hase. Es war auch kein gewöhnlicher Hase. Er stand aufrecht auf zwei Beinen und schaute mich mit seinen großen Augen an. Da er meinen Blick bemerkte, kam er direkt auf mich zu gelaufen. Ich dachte, es könnte schon gar nicht mehr seltsamer kommen, aber da begann er plötzlich zu sprechen. In einwandfreiem <text:soft-page-break/>Englisch sagte er zu mir: „Guten Tag Mister, ich bin der Osterhase. Können Sie mir vielleicht sagen, wo ich mich hier gerade befinde?" &lt;br /&gt;</text:p>
      <text:p text:style-name="P2">Ich war sprachlos. Gerade als er sich umdrehen wollte, um sich wohl jemand anderen zu suchen, platzte es aus mir heraus. „Boston!", sagte ich knapp, denn glauben konnte ich das Ganze noch nicht. Doch bevor ich weiter darüber nachdenken konnte, hatte er mir schon erklärt, dass er sich verlaufen hatte. Nach einem Blick auf die Uhr stellte ich fest, dass die Mittagspause so gut wie um war. Deshalb bat ich den Osterhasen mir zu folgen. &lt;/p&gt;</text:p>
      <text:p text:style-name="P2">&lt;p&gt;Ich brachte ihn in ein Café um die Ecke, in dem ich immer meine Pausen verbrachte, weil es dort so ruhig war. Nur selten fanden Touristen den Weg hierher und auch die Bürohengste mieden es. Nur andere Künstler waren hier täglich in ihren Pausen anzutreffen. Es würde also niemandem besonders auffallen, dass sich hier ein Hase befand, im schlimmsten Falle könnte jemand denken, ich würde das Metier wechseln und nun Bauchredner mit Puppe werden.&lt;br /&gt;</text:p>
      <text:p text:style-name="P2">Ich stellte mich ihm vor und begann ihn auszufragen. Ich fand heraus, dass er beim Weihnachtsmann am Nordpol gewesen war und mit diesem über eine neue Fest-Idee gesprochen hatte. Jedoch waren sie sich nicht ganz einig geworden und da die Zeit drängte, musste der Osterhase wieder gehen. Er zückte hektisch seinen Kalender und zeigte mit der Pfote auf ein Datum. Es war mit einem roten Kreis umrandet. Beim näheren Hinsehen erkannte ich, dass es sich um den Ostersonntag handelte.&lt;/p&gt;</text:p>
      <text:p text:style-name="P2">Unglaublich langsam sortierten sich die Zahlen in meinem Kopf und mir wurde bewusst, dass nicht mehr viel Zeit blieb. Ich fragte ihn also wo denn seine Zentrale läge, denn ich hatte mir vorgenommen, ihm zu helfen. Er tat nun ganz geheimnisvoll, offenbar wollte er nicht verraten wo er wohnte.&lt;br /&gt;</text:p>
      <text:p text:style-name="P1">„<text:span text:style-name="T1">Ich muss... nun ja... ähm. Ich muss nach Europa. Kannst du mir sagen, welchen Bus ich da nehmen muss?" Ich musste mir ein Lachen verkneifen: „Du kannst doch nicht mit dem Bus nach Europa fahren. Da liegt doch der Atlantik dazwischen." Der Osterhase schaute mich fragend an, scheinbar schien er nicht zu verstehen was ich ihm sagen wollte. „Weißt du überhaupt wo Europa ist?", fragte er, offenbar nicht erkennend, wo ich herkam.&lt;br /&gt;</text:span></text:p>
      <text:p text:style-name="P1">„<text:span text:style-name="T1">Schau mal, erkennst du meine Kleidung? Das ist ein Kilt, kein Rock. So etwas tragen Männer zum Beispiel in Irland oder Schottland. Meine Familie ist vor Jahrhunderten mal nach Amerika ausgewandert und hier in Boston angekommen.“ Das verwirrte den Hasen: „Aber wenn da der Atlantik dazwischen ist, wie seid ihr denn dann hergekommen?" „Mit einem Schiff!", sagte ich. Noch während ich das aussprach, kann mir eine Idee.&lt;br /&gt;</text:span></text:p>
      <text:p text:style-name="P2">Ich lief mit dem Hasen zum Hafen. Dort stand eine Tafel auf der alle Abfahrts- und Ankunftszeiten verzeichnet waren. Ich suchte nach dem nächsten Schiff, das in irgendeine europäische Stadt fuhr. Da fand ich eines, dessen Ziel Dublin war, es sollte in drei Stunden abfahren. Auf einmal fiel mir etwas ein: „Hast du überhaupt Geld für eine Fahrkarte oder willst du als blinder Passagier fahren?“ Der Hase verstand nicht ganz: „Aber ich kann doch sehen und warum kostet es denn kein Geld, wenn man blind ist?“&lt;/p&gt;</text:p>
      <text:p text:style-name="P2">Die folgenden drei Stunden nutzte ich, um dem Hasen dies zu erklären und weitere Einzelheiten von ihm zu erfahren. Die Fahrkarte für das Schiff nach Dublin hatte ich ihm gekauft, denn keinesfalls wollte ich in irgendeiner Weise dafür verantwortlich sein, dass Ostern ausfallen müsste. Er berichtete mir von seinem Treffen mit dem Weihnachtsmann, aber erst nachdem ich schwor, niemandem davon zu erzählen. Jedoch muss ich zugeben, dass mir diese besondere Geschichte immer wieder im Kopf herumgeht, sodass ich sie euch nun doch erzählen muss.&lt;br /&gt;</text:p>
      <text:p text:style-name="P2">Der Hase schilderte mir die Zeit beim Weihnachtsmann als sehr interessante, aber auch nervenaufreibende Zeit, in der sie viel geredet hatten. Eines ihrer Themen war eben, eine neue Fest-Idee. Dem Hasen war der Einfall gekommen, man könne ja ein Zwischenfest im Zeitraum zwischen Ostern und Weihnachten feiern, weil das ja so lange dauert. Dieses Fest wollte er Ostnachten nennen.&lt;br /&gt;</text:p>
      <text:p text:style-name="P2">Bedauerlicherweise fand wohl der Weihnachtsmann diese Idee nicht gut, denn er erzählte sehr traurig davon. „Er hat es einfach abgelehnt. Meeeein Lääääben ist nicht mehr lebenswert“, begann er bitterlich zu weinen. Ich gab ihm ein Taschentuch und versuchte ihn aufzumuntern: „Aber es gibt <text:soft-page-break/>doch noch Halloween dazwischen! Es ist also gar nicht so schlimm.“&lt;br /&gt;</text:p>
      <text:p text:style-name="P1">„<text:span text:style-name="T1">Na wenn du meinst“, erwiderte der Hase, schnäuzte sich und fing sich wieder.&lt;br /&gt;</text:span></text:p>
      <text:p text:style-name="P1">„<text:span text:style-name="T1">Außerdem, wenn es zu viele Feste gibt, dann werden sie nicht mehr richtig wertgeschätzt. Und die Geschenke werden dann zur lästigen Pflicht“, versuchte ich ihm noch klar zu machen. Das sah er ein und während wir noch ein bisschen durch Boston spazierten, berichtete er mir von seiner Frau und seinen Kindern, die sich wahrscheinlich schon Sorgen machten.&lt;/p&gt;</text:span></text:p>
      <text:p text:style-name="P2">&lt;p&gt;Plötzlich schrie er auf: „Was ist das denn für ein goldenes Ei auf dem Haus da?“ Ich schaute in die Richtung, in die er zeigte und begann unweigerlich zu lachen. Es war so niedlich wie naiv der Osterhase doch war. „Das ist das Massachusetts State House. Darin sitzen viele Politiker und auch Richter. Und wenn ich mich richtig erinnere war die Kuppel mal aus Holz. Später war sie aus Kupfer aber vor 15 Jahren wurde sie schließlich so vergoldet wie du sie jetzt siehst.“ Der Hase hörte aufmerksam zu, dann fragte er: Aber will das Gold niemand klauen?“ Darauf wusste ich keine Antwort. Ich nahm aber an, es wäre sehr schwer dort hoch zu kommen und dass es wohl bewacht werden würde. Ich schaute auf die Uhr und stellte fest, dass wir besser zum Hafen zurückgingen. Schon auf dem Weg dorthin wurde ich traurig bei dem Gedanken an den Abschied. Trotz der sehr kurzen Zeit, die wir uns nur kannten, hatte ich ihn schon sehr lieb gewonnen.&lt;/p&gt;</text:p>
      <text:p text:style-name="P2"/>
      <text:p text:style-name="P3">{{img src="../../img/ostern/text/milerna.jpg" alt="" class="center" }}</text:p>
      <text:p text:style-name="P2"/>
      <text:p text:style-name="P2">&lt;p&gt;Am Hafen angekommen, sahen wir, dass schon die Gäste an Bord des Schiffes gingen. Ich fragte den Hasen, ob ich ihn jemals wieder sehen werde. Er antwortete: „Wenn du an Ostern aus dem Haus gehst, dann wirst du wissen, dass ich gar nicht wirklich weg bin!“&lt;br /&gt;</text:p>
      <text:p text:style-name="P2">Das waren auch die letzten Worte, die wir wechselten. Er ging an Bord unter den äußerst skeptischen Blicken der anderen Gäste. Doch das störte ihn wenig. An Deck stellte er sich an die Reling und winkte mir noch zu. Als das Schiff ablegte und schließlich den Hafen verließ, dachte ich an seine letzten Worte. Wie solle er denn nie weg sein? Ich hatte ihn doch gerade verlassen. Aber dann verstand ich. Ging zu meinem Stammplatz. Holte meinen Dudelsack heraus. Ich blies ihn auf und begann zu spielen.&lt;/p&gt;</text:p>
      <text:p text:style-name="P2">&lt;p&gt;„Should auld acquaintance be forgot,&lt;br /&gt;</text:p>
      <text:p text:style-name="P2">and never brought to mind?&lt;br /&gt;</text:p>
      <text:p text:style-name="P2">Should auld acquaintance be forgot,&lt;br /&gt;</text:p>
      <text:p text:style-name="P2">and days of auld lang syne? &lt;br /&gt;</text:p>
      <text:p text:style-name="P2">For auld lang syne, my dear, &lt;br /&gt;</text:p>
      <text:p text:style-name="P2">for auld lang syne, &lt;br /&gt;</text:p>
      <text:p text:style-name="P2">we'll take a cup o'kindness yet, &lt;br /&gt;</text:p>
      <text:p text:style-name="P2">for auld lang syne…”&lt;/p&gt;</text:p>
      <text:p text:style-name="Standard">&lt;/div&gt;</text:p>
      <text:p text:style-name="Standard"/>
      <text:p text:style-name="Standard">&lt;div id="ravhasenschulen "&gt;</text:p>
      <text:p text:style-name="Standard"/>
      <text:p text:style-name="Standard">&lt;h1&gt;Von Hasen, Schulen und ...&lt;/h1&gt;</text:p>
      <text:p text:style-name="Standard"/>
      <text:p text:style-name="Standard">&lt;p&gt;Das Licht war orange. &lt;br&gt;</text:p>
      <text:p text:style-name="Standard">Serena wusste was das bedeutete. Sie hatte keine Wahl. Sie musste aufstehen. &lt;br&gt;</text:p>
      <text:p text:style-name="Standard">Die Decke weiter über den Kopf gezogen, drehte sie sich um. Doch nichts half. Das Sonnenlicht erhellte ihr komplettes Zimmer. &lt;br&gt;</text:p>
      <text:p text:style-name="Standard">Ihre Mutter hatte die Vorhänge beiseite gezogen.&lt;br&gt;</text:p>
      <text:p text:style-name="Standard">Manchmal hoffte Serena ihre Mutter würde vergessen, sie zu wecken. Dann könnte sie den ganzen Tag schlafen. Aber daraus würde wohl nie etwas werden.&lt;/p&gt;</text:p>
      <text:p text:style-name="Standard">&lt;p&gt;Also warf Serena die Decke zur Seite und stand auf.&lt;br&gt;</text:p>
      <text:p text:style-name="Standard">„Serena, kommst du? Ich will nicht noch einmal rufen müssen.“ Ihre Mutter wartete anscheinend <text:soft-page-break/>schon auf sie. Serena zog sich schnell die Sachen an. Sie war schon neun Jahre alt und bekam immer noch die Sachen heraus gelegt. Dabei war sie doch schon so ein großes Mädchen. &lt;br&gt;</text:p>
      <text:p text:style-name="Standard">Manchmal legte Serena die Sachen, die sie am nächsten Tag tragen wollte, ganz oben in den Schrank. Meist klappte es und ihre Mutter legte ihr das dann auch raus. Heute war es leider nicht so.</text:p>
      <text:p text:style-name="Standard">Zu einem gelben T-Shirt hatte ihre Mutter die grüne Hose gelegt. Serena gefiel beides nicht. Viel lieber mochte sie rot oder blau oder lila. &lt;/p&gt;</text:p>
      <text:p text:style-name="Standard">&lt;p&gt;Sie stapfte die Treppe herunter. Auf Schule hatte sie keine Lust. Auch nicht, wenn heute der letzte Tag vor den Osterferien war. Immerhin hatte sie am Samstag Geburtstag. Auch wenn sie schon ein großes Mädchen war, für Geburtstage ist man nie zu alt. Erst recht nicht für Geburtstagspartys. &lt;br&gt;</text:p>
      <text:p text:style-name="Standard">Serena freute sich schon auf Bethany und Paulina ihre zwei allerbesten Freundinnen. Auch ihre Familie würde zu Besuch kommen; Tante Julchen, Onkel Winny, Großtante Magda und Oma Ursula, die Serena zwar immer in die Wange kniff, dafür aber immer tolle Geschenke mitbrachte.</text:p>
      <text:p text:style-name="Standard">Serena kam unten an. Ihr Vater und ihre Brüder Bill und Will saßen bereits am Frühstückstisch. Ihr großer Bruder Jack war wahrscheinlich noch im Bett.&lt;br&gt;</text:p>
      <text:p text:style-name="Standard">Serena fand das immer unfair. Warum durfte er noch schlafen und sie nicht? Wo er doch auch zur Schule musste. &lt;/p&gt;</text:p>
      <text:p text:style-name="Standard">&lt;p&gt;„Ach, da ist ja unsere Schlafmütze.“ Serenas Mutter wuschelte ihr durch die Haare.&lt;br&gt;</text:p>
      <text:p text:style-name="Standard">Serena ging um den Tisch. Dann blieb sie wie angewurzelt stehen. &lt;br&gt;</text:p>
      <text:p text:style-name="Standard">Etwas lag auf ihrem Platz. Besser gesagt, etwas saß auf ihrem Platz. Nämlich ein Hase. Ein ziemlich großer mit hellbraunem, sehr wuschelig aussehendem Fell. &lt;br&gt;</text:p>
      <text:p text:style-name="Standard">„Aber ich hab doch noch gar kein Geburtstag“, platzte es aus ihr heraus.&lt;br&gt;</text:p>
      <text:p text:style-name="Standard">„Nicht Prinzesschen, das heißt ich habe noch nicht Geburtstag“, korrigierte ihr Vater. „Was meinst du außerdem? Setzt dich lieber hin und iss. Wir sind so schon zu spät.“&lt;br&gt;</text:p>
      <text:p text:style-name="Standard">Langsam näherte sich Serena ihrem Platz. &lt;br&gt;</text:p>
      <text:p text:style-name="Standard">Komisch, die anderen achteten gar nicht auf das Tier. Und das obwohl es ein ziemlich merkwürdiger Hase war. &lt;br&gt;</text:p>
      <text:p text:style-name="Standard">„Warum sitzt dann ein Hase auf meinem Platz?“, wollte sie wissen. &lt;br&gt;</text:p>
      <text:p text:style-name="Standard">Ihr Vater und die Zwillinge sahen kurz verwundert auf. Während Bill und Will lachten, schaute Serenas Vater ziemlich ernst drein. &lt;/p&gt;</text:p>
      <text:p text:style-name="Standard">&lt;p&gt;Serena traute sich nicht noch etwas zu sagen. Sie ging langsam zum Tisch.&lt;br&gt;</text:p>
      <text:p text:style-name="Standard">Der Hase sah sich fasziniert dabei um. &lt;br&gt;</text:p>
      <text:p text:style-name="Standard">Serena fand ihn wegen seinen leicht geröteten Augen und diesem Grinsen schon etwas unheimlich.</text:p>
      <text:p text:style-name="Standard">Als Serena kurz vor ihrem Stuhl war, und der Hase immer noch an Ort und Stelle saß, fiel ihr etwas ein. &lt;br&gt;</text:p>
      <text:p text:style-name="Standard">Schnell ließ sie sich auf den leeren Stuhl neben sich plumpsen. Sie strahlte vor Freude, dass ihr so eine tolle Idee gekommen war. &lt;br&gt;</text:p>
      <text:p text:style-name="Standard">„Mach keinen Blödsinn, wir haben für so etwas keine Zeit. Geh vom Stuhl deines Bruders herunter“, kommentierte ihre Mutter das Geschehen. &lt;br&gt;</text:p>
      <text:p text:style-name="Standard">„Aber“, Serena machte eine kurze Pause, „Ich möchte heute so gerne neben Papa sitzen. Sonst darf ich das nie. Und außerdem isst Jack doch eh nie was zum Frühstück.“&lt;/p&gt;</text:p>
      <text:p text:style-name="Standard">&lt;p&gt;Ihre Mutter und ihr Vater sahen sich lange an. Manchmal glaubte Serena, dass Erwachsene telepathische Kräfte hatten und sich so unterhalten könnten. Nur bei Jack schien das nicht zu funktionieren. Aber auf der anderen Seite war Jack auch noch kein richtiger Erwachsener.&lt;/ br&gt; Schließlich gaben die beiden nach.&lt;br&gt;</text:p>
      <text:p text:style-name="Standard">Während des Frühstücks sah Serena ab und an nach. Der Hase saß immer noch auf ihrem Platz und starrte blöd in der Gegend herum. Dabei hatte er ein leicht dümmliches Grinsen und Serena war sich ganz sicher, dass er sogar ab und an gluckste. Als er irgendwann verschwunden war, hoffte Serena, dass sie das alles nur geträumt hatte.&lt;/p&gt;</text:p>
      <text:p text:style-name="Standard"/>
      <text:p text:style-name="Standard">&lt;p&gt;Der Tag ging auch komisch weiter. Serena Mutter hatte ihr ein Pausenbrot in den Ranzen getan und ihr viel Vergnügen in der Schule gewünscht. Serena konnte es auch kaum erwarten, was sie zu <text:soft-page-break/>Essen dabei hatte. So schwer wie der Rucksack war, war es garantiert eine ganze gebratene Kuh.</text:p>
      <text:p text:style-name="Standard">Der Bus, mit dem Serena zur Schule fuhr, kam zu spät. Serena ärgerte sich als sie Theresia ein paar Reihen weiter vorn sitzen sah. &lt;br&gt;</text:p>
      <text:p text:style-name="Standard">Im Gegensatz zu Bethany und Paulina war Theresia Serenas allerschlimmste Erzfeindin. Theresia war auch 9. Aber sie himmelte schon die großen Jungs an und bildete sich voll viel auf ihre roten Haare ein. Als ob das etwas so Besonderes wäre. Einige der anderen Mädchen wollten mit Theresia befreundet sein und machten ihr alles nach. Trugen die gleichen Sachen oder lachten über Theresias dumme Witze.&lt;/p&gt;</text:p>
      <text:p text:style-name="Standard">&lt;p&gt;Besonders letztes Jahr als die Sache zum ersten Mal passiert war, hatte sich Theresia ganz viele Gemeinheiten ausgedacht. Zum Glück war sie heute wieder viel zu vertieft darin, mit ihren gemalten Bildern vor den anderen anzugeben.&lt;br&gt;</text:p>
      <text:p text:style-name="Standard">Serena fand, Theresia sollte lieber mal Mathe üben, anstatt nur herumzukritzeln. Denn in Mathe war Serena viel besser. &lt;br&gt;</text:p>
      <text:p text:style-name="Standard">Mathe war Serenas Lieblingsfach. Denn hier war sie richtig gut. Deutsch war auch toll, obwohl es ihr oft schwer fiel, alles richtig zu schreiben. Heute hatte sie beides. Und die Kreativstunde und Musik. Das war etwas, wo sich Serena meist langweilte. Sie konnte nicht so gut Singen und bewegte oft nur ihren Mund ohne etwas zu sagen. &lt;br&gt;</text:p>
      <text:p text:style-name="Standard">Als sie in den Klassenraum kam, war sie schon ziemlich aus der Puste.&lt;br&gt;</text:p>
      <text:p text:style-name="Standard">Sie stellte ihren Ranzen auf den Tisch und brachte ihre Jacke an die Garderobe.&lt;/p&gt;</text:p>
      <text:p text:style-name="Standard">&lt;p&gt;Als Serena wieder das Klassenzimmer betrat, sah sie gerade noch, wie ein paar Theresia-Mädchen von Serenas Platz davongingen. Serena nannte die Mädchen, die sich immer um Theresia scharrten Theresia-Mädchen, denn sie waren irgendwie alle gleich. &lt;br&gt;</text:p>
      <text:p text:style-name="Standard">Innerlich machte sich Serena auf alles Mögliche gefasst. Vielleicht hatten sie ihr die Federmappe weggenommen, oder ihr ein Pupskissen unter das Stuhlkissen gelegt.&lt;br&gt;</text:p>
      <text:p text:style-name="Standard">Da der Stuhl so normal wie jeden Tag aussah, wagte sich Serena langsam an den Ranzen.</text:p>
      <text:p text:style-name="Standard">Sie entschloss sich, ihn schnell aufzumachen. Denn so was ist wie bei Pflastern. Wenn man es schnell macht, ist es schnell vorbei. &lt;/p&gt;</text:p>
      <text:p text:style-name="Standard">&lt;p&gt;Als sie in den Ranzen sah, schrie Serena vor Schreck kurz auf. Ihre Klassenkameradinnen hatten eine Gummischlange in ihren Rucksack gelegt. Diese sah sehr echt aus. Doch deswegen hatte Serena nicht geschrien. Die Schlange fand sie sogar ganz toll. Viel mehr machte ihr das hellbraune Fell sorgen. Es gehörte eindeutig zu dem seltsamen Hasen von heute Morgen. Er lag in ihrem Ranzen. Wie kam er da hinein?&lt;br&gt;</text:p>
      <text:p text:style-name="Standard">Wie hatte ihn ihre Mutter übersehen können? Oder die Theresia-Mädchen?&lt;br&gt;</text:p>
      <text:p text:style-name="Standard">Scheinbar hatten sie es nicht mitbekommen. Aber da Serena nun für jedermann hörbar war, kicherten diese. Die Lehrerin kam auf sie zu.&lt;br&gt;</text:p>
      <text:p text:style-name="Standard">„Was ist denn los?“, wollte diese wissen.&lt;br&gt;</text:p>
      <text:p text:style-name="Standard">„Ach nichts“, log Serena schnell. &lt;br&gt;</text:p>
      <text:p text:style-name="Standard">„Wer hat dir denn die Schlange in den Rucksack gelegt?“ &lt;br&gt;</text:p>
      <text:p text:style-name="Standard">„Ich weiß nicht“, stammelte Serena. Sie wusste genau, wessen Idee das war. Aber Theresia war zu schlau um sich erwischen zu lassen. Dazu kam, dass das Wuschelwesen scheinbar grunzte. &lt;br&gt;</text:p>
      <text:p text:style-name="Standard">Die Lehrerin griff nach der Schlange und berührte dabei den ungebetenen Ranzengast. Aber sie war zu abgelenkt damit, mit den anderen zu schimpfen, so dass sie es gar nicht bemerkt hat. &lt;/p&gt;</text:p>
      <text:p text:style-name="Standard">&lt;p&gt;Dennoch fasste Serena neuen Mut. Was sollte schon passieren? &lt;br&gt;</text:p>
      <text:p text:style-name="Standard">Der Hase war schwer. Serena musste sich ganz schön anstrengen. Sie setzte ihn einfach auf ihren Schultisch. &lt;br&gt;</text:p>
      <text:p text:style-name="Standard">Doch genau so, wie er auf die Tischplatte gelegt wurde, blieb er liegen. Serena erschrak sehr. War er noch am Leben? Als hätte er ein Kommando bekommen, streckte der Hase das rechte Bein nach hinten.&lt;br&gt;</text:p>
      <text:p text:style-name="Standard">Der erste Teil des Unterrichts verlief fast normal. Bis auf die Tatsache, dass der Hase fast den halben Tisch beanspruchte. Ab und an schnarchte er. Und einmal hatte er so laut gepupst, dass alle böse zu Serena geschaut haben. &lt;br&gt;</text:p>
      <text:p text:style-name="Standard">Erst kurz vor der Mittagspause wurde er langsam wach. Serena fand ihn immer noch seltsam. &lt;/p&gt;</text:p>
      <text:p text:style-name="Standard"><text:soft-page-break/>&lt;p&gt;Dann kam die große Pause. Zum Glück regnete es und Serena konnte drinnen bleiben. Sie holte sich ihre Milch und packte ihr Frühstücksbrot aus. Heute hatte sie Salami und Käse. Das mochte Serena sehr. Gerade als sie den Strohhalm in die Milch stach, wurde sie von der Klassenlehrerin gerufen. Serena ging widerwillig nach vorne. &lt;br&gt;</text:p>
      <text:p text:style-name="Standard">Serena sollte sagen, wie es ihr ging. Die Lehrerin wunderte sich, warum sich Serena heute so klein auf dem Tisch machte. &lt;br&gt;</text:p>
      <text:p text:style-name="Standard">Serena hätte gern gesagt, dass das bei einem schnarchenden, pupsenden und Tisch blockierendem Riesenhasen nun einmal nicht anders ging. Aber dann dachte sie an ihre Eltern. Nein, das durfte nicht sein. Sie sagte nichts davon. &lt;br&gt;</text:p>
      <text:p text:style-name="Standard">Als die Lehrerin Serena endlich gehen ließ, freute sie sich. Denn Serena hatte großen Hunger. &lt;/p&gt;</text:p>
      <text:p text:style-name="Standard">&lt;p&gt;Doch als sie zum Tisch zurück kam, traute sie ihren Augen nicht. Der Hase war scheinbar nicht nur ein Platzdieb, sondern auch ein Milchdieb. &lt;br&gt;</text:p>
      <text:p text:style-name="Standard">Schnell lief Serena die letzten Schritte. Doch es war zu spät. Nicht nur ihre Milchtüte, sondern auch ihre Pausenbox war leer gefuttert. Sie sah gerade noch, wie ein Stück Salami im Mund des Hasen verschwand. </text:p>
      <text:p text:style-name="Standard">Der Hase sah sie nun direkt an. &lt;br&gt;</text:p>
      <text:p text:style-name="Standard">„Das war lecker. Hast du noch mehr davon? Ich hab vielleicht einen Kohldampf“, plapperte er vor sich hin.</text:p>
      <text:p text:style-name="Standard">Das war zu viel. Serena setzte sich und sah den Hasen überrascht an. &lt;br&gt;</text:p>
      <text:p text:style-name="Standard">„Schade, das heißt dann wohl Nein.“ &lt;br&gt;</text:p>
      <text:p text:style-name="Standard">„Du… du kannst reden?“ Serena war sehr irritiert. &lt;br&gt;</text:p>
      <text:p text:style-name="Standard">„Naja, wenn ich es nicht könnte, würde ich es ja nicht tun, oder?“ &lt;/p&gt;</text:p>
      <text:p text:style-name="Standard">&lt;p&gt;Darüber musste Serena erst einmal nachdenken.&lt;br&gt;</text:p>
      <text:p text:style-name="Standard">Scheinbar hatte die Lehrerin doch lange mit Serena geredet. Denn schon sehr kurze Zeit später begann der Unterricht.&lt;br&gt;</text:p>
      <text:p text:style-name="Standard">Serena holte sich Papier, Stifte und eine Schere. Der Hase sah sie neugierig an. Erst jetzt fiel ihr auf, wie groß er war. Serena erinnerte sich nicht daran, zuvor jemals einen so großen Hasen gesehen zu haben. Sie setzte sich wieder an ihren Tisch und räumte den Ranzen von dem Stuhl neben sich auf den Boden.&lt;br&gt;</text:p>
      <text:p text:style-name="Standard">„Danke“, sagte der Hase, gleich nachdem er auf den frei gewordenen Stuhl gehopst ist: „Es ist echt seltsam so auf dem Präsentierteller zu sitzen.“&lt;br&gt;</text:p>
      <text:p text:style-name="Standard">„Aber dich hat doch gar keiner gesehen.“&lt;br&gt;</text:p>
      <text:p text:style-name="Standard">Der Osterhase kicherte: „Nun, die meisten sind einfach zu unaufmerksam. Und die anderen? Tja, die haben einfach Angst aufzufallen.“&lt;br&gt;</text:p>
      <text:p text:style-name="Standard">Serena verstand nicht ganz, was das bedeuten sollte. Aber das geschah ihr öfters. Deswegen ging sie einfach nicht weiter darauf ein, sondern konzentrierte sich darauf, was sie in dieser Unterrichtsstunde schaffen wollte.&lt;/p&gt;</text:p>
      <text:p text:style-name="Standard">&lt;p&gt;„Was machst du da?“, fragte wieder der Hase neben ihr.&lt;br&gt;</text:p>
      <text:p text:style-name="Standard">„Ich bastele etwas Oster-Dekoration, die ich meiner Mama und meinem Papa schenken kann“, flüsterte Serena.&lt;br&gt;</text:p>
      <text:p text:style-name="Standard">Sie nahm sich ein quadratisches Blatt Papier und begann es zu falten.&lt;br&gt;</text:p>
      <text:p text:style-name="Standard">„Das wird ein Osterhase“, erklärte sie. &lt;br&gt;</text:p>
      <text:p text:style-name="Standard">„Kannst du mir erklären, wie das geht?“&lt;br&gt;</text:p>
      <text:p text:style-name="Standard">Serena wusste nicht was sie tun sollte. Sie wollte nicht die ganze Zeit mit jemandem reden, den nur sie sah. Klar sagte der Hase da was anderes. Aber wer glaubt schon einem zu groß geratenen Hasen?&lt;br&gt;</text:p>
      <text:p text:style-name="Standard">„Heute Abend“, sagte sie ausweichend. &lt;br&gt;</text:p>
      <text:p text:style-name="Standard">Serena konzentrierte sich. Sie wollte nichts falsch machen. Sie wusste, dass sie sich eine sehr schwere Vorlage ausgesucht hatte. Aber sie mochte Kleber nicht. Wenn Serena mit Kleber bastelte, war immer alles so klebrig und es hielt doch nichts.&lt;br&gt; </text:p>
      <text:p text:style-name="Standard">Deswegen hatte sie auch die Erlaubnis der Lehrerin bekommen. Und Serena wollte die Lehrerin nicht enttäuschen.&lt;br&gt;</text:p>
      <text:p text:style-name="Standard"><text:soft-page-break/>So bastelte Serena fleißig weiter. Dem Hasen, der zwischendurch immer über Durst jammerte, wurde bald langweilig. Serena sah, dass er wieder zu seiner scheinbaren Lieblingsbeschäftigung übergegangen war: schnarchend und pupsend zu schlafen.&lt;/p&gt;</text:p>
      <text:p text:style-name="Standard"/>
      <text:p text:style-name="Standard">&lt;p&gt;„Ich muss mich beschweren“, sagte der Hase urplötzlich. &lt;br&gt;</text:p>
      <text:p text:style-name="Standard">Bisher war er schweigend neben Serena her gehoppelt. Es war schönes Wetter und die beiden waren gerade an einer lebhaften Straße vorbeigelaufen. &lt;br&gt;</text:p>
      <text:p text:style-name="Standard">„Der Hase war gar nicht realistisch. Oder sehe ich etwa so dick aus?“&lt;br&gt;</text:p>
      <text:p text:style-name="Standard">Serena lachte. „Das war der Osterhase.“&lt;br&gt;</text:p>
      <text:p text:style-name="Standard">Der Haste reckte die Brust heraus: „Und was bin ich? Ein Elefant?“&lt;br&gt;</text:p>
      <text:p text:style-name="Standard">„Und was machst du hier in Dresden? Müsstest du nicht das Osterfest vorbereiten?“&lt;br&gt;</text:p>
      <text:p text:style-name="Standard">„Wir sind in Dresden?“&lt;br&gt;</text:p>
      <text:p text:style-name="Standard">„Ja, warte mal kurz“, beide erreichten nur wenige Minuten später das Elbufer. Beide hatten einen guten Blick und sahen die bekannte Silhouette von Frauenkirche, Hofkirche und den anderen historischen Gebäuden.&lt;br&gt;</text:p>
      <text:p text:style-name="Standard">„Wie kommst du eigentlich hierher?“, wollte Serena wissen. Beider gingen stromaufwärts an der Elbe entlang. &lt;br&gt;</text:p>
      <text:p text:style-name="Standard">„Sagen wir mal so, ich war ein wenig abgelenkt und muss nun schnellstmöglich zu den Osterinseln. Wie ich genau hierher gekommen bin, weiß gar nicht mehr. Aber wo wir einmal hier sind: kannst du mir nicht ein wenig zeigen?“&lt;br&gt;</text:p>
      <text:p text:style-name="Standard">„Heute geht das nicht mehr“, Serena zuckte mit den Schultern. „Aber morgen kommen meine Tante und meine Großtante aus England. Denen wollen wir dann die Stadt zeigen.“&lt;br&gt;</text:p>
      <text:p text:style-name="Standard">Sie liefen ein wenig nebeneinander her.&lt;/p&gt;</text:p>
      <text:p text:style-name="Standard">&lt;p&gt;„Ich… ich muss dir noch etwas sagen“, sagte Serena zögernd. „Wir sind gleich da. Ich kann nicht mit dir reden, wenn meine Eltern in der Nähe sind.“&lt;br&gt;</text:p>
      <text:p text:style-name="Standard">„Hast du etwa auch Angst, anders zu sein?“ Der Osterhase klang enttäuscht.&lt;br&gt;</text:p>
      <text:p text:style-name="Standard">„Nein. Also doch. Du bist nicht der Erste, den nur ich sehen kann. Kurz vor Weihnachten. Da war ein so ein Elf… Meine Eltern hatten riesige Angst und haben mich zu unglaublich vielen Ärzten geschickt. Ich möchte nicht, dass sie sich schon wieder Sorgen machen.“&lt;br&gt;</text:p>
      <text:p text:style-name="Standard">„Du bist bald 10 oder?“ fragte der Hase. &lt;br&gt;</text:p>
      <text:p text:style-name="Standard">„Ja. Übermorgen. Aber was hat das damit zu tun?“&lt;br&gt;</text:p>
      <text:p text:style-name="Standard">„Das findest du schon selbst heraus“, kicherte der Hase: „Um dich zu beruhigen. Mit dir ist alles in Ordnung. Aber mal was anderes; Wie hieß denn der Elf?“&lt;br&gt;</text:p>
      <text:p text:style-name="Standard">„Franz.“&lt;br&gt;</text:p>
      <text:p text:style-name="Standard">„Ach der Franz… Keiner dreht sie so gut wie Franz.“ Der Osterhase schien in Erinnerungen zu schwelgen. &lt;br&gt;</text:p>
      <text:p text:style-name="Standard">„Was dreht er denn?“, fragte Serena.&lt;br&gt;</text:p>
      <text:p text:style-name="Standard">„Ach … ähm … Kreisel. Keiner kann so gut Kreisel drehen wie Franz.“&lt;br&gt;</text:p>
      <text:p text:style-name="Standard">Serena wusste, dass das nicht stimmte. Franz hatte keinen ihrer Kreisel beachtet. Und wenn man etwas so gut kann, würde man das auch anderen zeigen wollen. Außerdem kamen sie gerade zu Hause an und Serena überlegte nicht mehr lange.&lt;/p&gt;</text:p>
      <text:p text:style-name="Standard">&lt;p&gt;Beim Mittagessen hatte Serena einen sehr guten Appetit. &lt;br&gt;</text:p>
      <text:p text:style-name="Standard">Zum einen hatte sie ja in der Schule nichts gegessen, zum anderen wollte auch der Osterhase etwas abhaben. Serena lernte einiges dabei. Zum Beispiel mögen Osterhasen keinen Broccoli, genauso wie neunjährige Mädchen. Anscheinend waren aber Erwachsene ganz verrückt danach. Immerhin gab es ihn mindestens zweimal in der Woche. &lt;/p&gt;</text:p>
      <text:p text:style-name="Standard"/>
      <text:p text:style-name="Standard">&lt;p&gt;Später, nachdem die Hausaufgaben gemacht waren, war Serena schließlich allein in ihrem Zimmer.&lt;br&gt; </text:p>
      <text:p text:style-name="Standard">„Wann willst du eigentlich wieder los?“, fragte sie den Osterhasen. &lt;br&gt;</text:p>
      <text:p text:style-name="Standard">„Weiß noch nicht. Vermutlich morgen. Eigentlich habe ich wenig Zeit. Aber ansonsten komme ich nie dazu, mir die Orte, wo ich die Eier verstecke, mal genauer anzusehen.“&lt;br&gt;</text:p>
      <text:p text:style-name="Standard"><text:soft-page-break/>Serena wusste nicht, was sie dazu sagen sollte. Deswegen nickte sie einfach.&lt;br&gt;</text:p>
      <text:p text:style-name="Standard">„Außerdem will ich das noch mit dem Osterhasen wissen. Zeigst du es mir?“&lt;br&gt;</text:p>
      <text:p text:style-name="Standard">„Aber du hast doch keine Daumen. Wie willst du da basteln?“&lt;br&gt;</text:p>
      <text:p text:style-name="Standard">Der Osterhase sah sie verständnislos an. „Wie das geht, zeigst du mir doch. Außerdem kann ich doch auch Eier anmalen und eine Leiter tragen. Da wird so ein wenig Basteln kein Problem sein.“&lt;br&gt;</text:p>
      <text:p text:style-name="Standard">Serena sah sich schnell im Zimmer um. Nach einigen Minuten kam sie mit rot-goldenem Papier zurück.&lt;br&gt;</text:p>
      <text:p text:style-name="Standard">„Es tut mir leid, ich habe nur weihnachtliches Papier. Ich hoffe es ist nicht schlimm. Immerhin sind das ja zwei verschiedene Sachen.“&lt;br&gt;</text:p>
      <text:p text:style-name="Standard">„Das geht schon. Außerdem hängen die beiden fester zusammen, als du vielleicht glaubst.“&lt;br&gt;</text:p>
      <text:p text:style-name="Standard">Jetzt war Serena verwundert. „Warum denn das?“&lt;br&gt;</text:p>
      <text:p text:style-name="Standard">„Ach, das erkläre ich dir ein anderes Mal“, begann der Osterhase: „Jetzt wolltest du mir zeigen, wie man bastelt.“ &lt;/p&gt;</text:p>
      <text:p text:style-name="Standard"/>
      <text:p text:style-name="P3">{{img src="../../img/ostern/text/jordancalaim1.jpg" alt="" class="center" }}</text:p>
      <text:p text:style-name="Standard"/>
      <text:p text:style-name="Standard">&lt;ul&gt;</text:p>
      <text:p text:style-name="Standard">&lt;li&gt;„(1) Zuerst einmal brauchst du ein quadratisches Blatt Papier. Also ein Blatt, bei dem alle vier Seiten gleich lang sind. &lt;/li&gt;</text:p>
      <text:p text:style-name="Standard">&lt;li&gt;(2) Dieses faltest du nun in der Mitte, so dass zwei gleich große Vierecke entstehen.&lt;/li&gt;</text:p>
      <text:p text:style-name="Standard">&lt;li&gt;(3) Klappe das Papier wieder auf, und falte es erneut in der Hälfte. &lt;/li&gt;</text:p>
      <text:p text:style-name="Standard">&lt;li&gt;(4) Nun muss das Blatt aufgefaltet und umgedreht werden. Diesmal wird es so halbiert, dass zwei Dreiecke entstehen.&lt;/li&gt;</text:p>
      <text:p text:style-name="Standard">&lt;li&gt;(5) Auch dieser Vorgang wird andersherum wiederholt. &lt;/li&gt;</text:p>
      <text:p text:style-name="Standard">&lt;li&gt;(6) Wenn man nun die beiden äußeren Ecken nimmt kann man einen Stern falten. &lt;/li&gt;</text:p>
      <text:p text:style-name="Standard">&lt;li&gt;(7) Nun legt man zwei dieser Sternzacken aufeinander und drückt diese zusammen. Dabei entsteht ein Dreieck, mit jeweils einer oberen und einer unteren Ecke. &lt;/li&gt;</text:p>
      <text:p text:style-name="Standard">&lt;li&gt;(8) Die vordere rechte beziehungsweise linke Ecke wird nun zur oberen geknickt. Dadurch entsteht eine Art Viereck.&lt;/li&gt;</text:p>
      <text:p text:style-name="Standard">&lt;li&gt;(9) Die rechten und linken Ecken des Vierecks werden zur Mitte gefaltet. &lt;/li&gt;</text:p>
      <text:p text:style-name="Standard">&lt;li&gt;(10) Die nach oben ragenden Enden werden über die in Schritt 10 gefalteten Kanten nach außen geknickt. &lt;/li&gt;</text:p>
      <text:p text:style-name="Standard">&lt;li&gt;(11) Anschließend werden die Enden wieder nach innen gefaltet.&lt;/li&gt;</text:p>
      <text:p text:style-name="Standard">&lt;li&gt;(12) Wenn man nun das eben entstandene Dreieck anhebt, sieht man eine kleine Tasche. &lt;/li&gt;</text:p>
      <text:p text:style-name="Standard">&lt;li&gt;(13+14) In diese Tasche wird das kleine Dreieck hinein geschoben.&lt;/li&gt;</text:p>
      <text:p text:style-name="Standard">&lt;li&gt;(15) Nun wird das Blatt gedreht.&lt;/li&gt;</text:p>
      <text:p text:style-name="Standard">&lt;li&gt;(16) Hier werden die großen Dreiecke zur Mitte und nach unten hin gefaltet.&lt;/li&gt;</text:p>
      <text:p text:style-name="Standard">&lt;li&gt;(17) Die unteren Spitzen werden nun im ca. 90° Winkel nach außen gefaltet.&lt;/li&gt;</text:p>
      <text:p text:style-name="Standard">&lt;li&gt;(18) Nun werden die unteren Ecken zur Mitte hin gefaltet. Dabei liegt die neu entstehende Außenkante genau über der unteren Außenkante. &lt;/li&gt;</text:p>
      <text:p text:style-name="Standard">&lt;li&gt;(19) Der Hase ist nun fast fertig. Vorn hat sich ein kleines Loch gebildet.&lt;/li&gt;</text:p>
      <text:p text:style-name="Standard">&lt;li&gt;(20) In dieses muss nun noch kräftig hinein gepustet werden. Anschließend kann man dem Hasen noch mit Wattebällchen Pfoten und ein Schwänzchen ankleben bzw. mit einem Stift Augen und Schnurrbart anmalen.“&lt;/li&gt;</text:p>
      <text:p text:style-name="Standard">&lt;/ul&gt;</text:p>
      <text:p text:style-name="Standard"/>
      <text:p text:style-name="P3">{{img src="../../img/ostern/text/jordancalaim2.jpg" alt="" class="center" }}</text:p>
      <text:p text:style-name="Standard"/>
      <text:p text:style-name="Standard">&lt;p&gt;Beide halfen sich gegenseitig. Am Ende standen zwei Osterhasen vor ihnen. Nur der vom <text:soft-page-break/>richtigen Osterhasen war leicht zerknickt. &lt;br&gt;</text:p>
      <text:p text:style-name="Standard">Nach dem Abendessen war der Osterhase verschwunden. Serena dachte, er hätte sie einfach allein gelassen, bis sie seine Nachricht fand:&lt;/p&gt;</text:p>
      <text:p text:style-name="Standard">&lt;p&gt;„Liebe Serena!&lt;br&gt; </text:p>
      <text:p text:style-name="Standard">&lt;br&gt;</text:p>
      <text:p text:style-name="Standard">Leider musste ich doch schon früher los, als erwartet.&lt;br&gt; </text:p>
      <text:p text:style-name="Standard">Aber sei unbesorgt, wir sehen uns bald wieder. Dich erwartet ein Abenteuer, das du jetzt wahrscheinlich noch nicht einmal erahnen kannst.&lt;br&gt;</text:p>
      <text:p text:style-name="Standard">Ich wünsche dir alles Gute für deinen weiteren Weg.&lt;br&gt;</text:p>
      <text:p text:style-name="Standard">&lt;br&gt;</text:p>
      <text:p text:style-name="Standard">Viele hoppelige Grüße,&lt;br&gt;</text:p>
      <text:p text:style-name="Standard">der Osterhase&lt;br&gt;</text:p>
      <text:p text:style-name="Standard">&lt;br&gt;</text:p>
      <text:p text:style-name="Standard">PS: Stell dich darauf ein, mehr Zeit mit dieser Theresia zu verbringen. Sie hat zwar nicht ansatzweise dein Talent, aber ihr werdet dennoch mehr Zeit miteinander verbringen.“&lt;/p&gt;</text:p>
      <text:p text:style-name="Standard"/>
      <text:p text:style-name="Standard">&lt;p&gt;Serena wusste noch nichts mit diesem Brief anzufangen. Doch zwei Tage später bekam sie Besuch. Ihr wurde erklärt, dass sie eine Hexe ist, und ab dem Sommer auf ein Internat gehen soll. &lt;br&gt;</text:p>
      <text:p text:style-name="Standard">Serenas Eltern und ihre Brüder staunten sehr. Sie stellten auch viele Fragen. Nur Serenas Großtante, die zufällig in den Raum kam, wurde bei der Erwähnung von Magie, Hexen und Zauberern ohnmächtig. &lt;br&gt;</text:p>
      <text:p text:style-name="Standard">Der Grund dafür bleibt wohl ihr Geheimnis.&lt;/p&gt;</text:p>
      <text:p text:style-name="Standard">&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4S</meta:editing-duration>
    <meta:editing-cycles>7</meta:editing-cycles>
    <meta:generator>LibreOffice/3.4$Win32 LibreOffice_project/340m1$Build-402</meta:generator>
    <dc:date>2012-03-08T10:42:10.49</dc:date>
    <dc:creator>Daniela Pohl</dc:creator>
    <meta:document-statistic meta:table-count="0" meta:image-count="0" meta:object-count="0" meta:page-count="20" meta:paragraph-count="431" meta:word-count="11516" meta:character-count="71544" meta:non-whitespace-character-count="60439"/>
    <meta:user-defined meta:name="Info 1"/>
    <meta:user-defined meta:name="Info 2"/>
    <meta:user-defined meta:name="Info 3"/>
    <meta:user-defined meta:name="Info 4"/>
  </office:meta>
</office:document-meta>
</file>